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3FB728F082D5447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fo:background-color="transparent" style:writing-mode="lr-tb">
        <style:background-image/>
      </style:table-properties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2" style:family="table-row">
      <style:table-row-properties fo:background-color="transparent" fo:keep-together="auto">
        <style:background-image/>
      </style:table-row-properties>
    </style:style>
    <style:style style:name="Taula2.A2" style:family="table-cell">
      <style:table-cell-properties style:vertical-align="middle" fo:padding-left="0.191cm" fo:padding-right="0.191cm" fo:padding-top="0cm" fo:padding-bottom="0cm" fo:border="0.5pt solid #808080"/>
    </style:style>
    <style:style style:name="Taula2.4" style:family="table-row">
      <style:table-row-properties style:min-row-height="0.519cm" fo:background-color="transparent" fo:keep-together="auto">
        <style:background-image/>
      </style:table-row-properties>
    </style:style>
    <style:style style:name="Taula2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ula2.5" style:family="table-row">
      <style:table-row-properties style:min-row-height="0.593cm" fo:background-color="transparent" fo:keep-together="auto">
        <style:background-image/>
      </style:table-row-properties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officeooo:paragraph-rsid="004a1ff1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4a1ff1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n" fo:country="U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n" fo:country="U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n" fo:country="US" fo:font-weight="bold" officeooo:rsid="001d9c2b" officeooo:paragraph-rsid="00353354" style:font-size-asian="12pt" style:font-weight-asian="bold" style:font-name-complex="Calibri1" style:font-weight-complex="bold"/>
    </style:style>
    <style:style style:name="P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fo:font-weight="bold" officeooo:rsid="001d9c2b" officeooo:paragraph-rsid="00353354" style:font-size-asian="10pt" style:font-weight-asian="bold" style:font-name-complex="Calibri1" style:font-size-complex="10pt" style:font-weight-complex="bold"/>
    </style:style>
    <style:style style:name="P1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fo:font-weight="bold" officeooo:rsid="004a1ff1" officeooo:paragraph-rsid="004a1ff1" style:font-size-asian="10pt" style:font-weight-asian="bold" style:font-name-complex="Calibri1" style:font-size-complex="10pt" style:font-weight-complex="bold"/>
    </style:style>
    <style:style style:name="P1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fo:font-weight="bold" officeooo:rsid="00572f64" officeooo:paragraph-rsid="004a1ff1" style:font-size-asian="10pt" style:font-weight-asian="bold" style:font-name-complex="Calibri1" style:font-size-complex="10pt" style:font-weight-complex="bold"/>
    </style:style>
    <style:style style:name="P1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style:text-underline-style="solid" style:text-underline-width="auto" style:text-underline-color="font-color" fo:font-weight="normal" officeooo:rsid="004a1ff1" officeooo:paragraph-rsid="004a1ff1" style:font-size-asian="10pt" style:font-weight-asian="normal" style:font-name-complex="Calibri1" style:font-size-complex="10pt" style:font-weight-complex="normal"/>
    </style:style>
    <style:style style:name="P1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fo:font-weight="normal" officeooo:rsid="004a1ff1" officeooo:paragraph-rsid="004a1ff1" style:font-size-asian="10pt" style:font-weight-asian="normal" style:font-name-complex="Calibri1" style:font-size-complex="10pt" style:font-weight-complex="normal"/>
    </style:style>
    <style:style style:name="P1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ff0000" style:font-name="Arial1" fo:font-size="10pt" fo:language="en" fo:country="US" fo:font-weight="normal" officeooo:rsid="004a1ff1" officeooo:paragraph-rsid="004a1ff1" fo:background-color="#d0d0d0" style:font-size-asian="10pt" style:font-weight-asian="normal" style:font-name-complex="Calibri1" style:font-size-complex="10pt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36fe2c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Arial1" fo:font-size="12pt" fo:language="en" fo:country="US" fo:font-weight="bold" officeooo:rsid="001d9c2b" officeooo:paragraph-rsid="004a1ff1" style:font-size-asian="12pt" style:font-weight-asian="bold" style:font-name-complex="Calibri1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Arial1" fo:font-size="10pt" fo:language="en" fo:country="US" fo:font-weight="normal" officeooo:rsid="004a1ff1" officeooo:paragraph-rsid="004a1ff1" style:font-size-asian="10pt" style:font-weight-asian="normal" style:font-name-complex="Calibri1" style:font-size-complex="10pt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36fe2c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language="en" fo:country="US" officeooo:paragraph-rsid="004a1ff1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en" fo:country="US" fo:font-style="normal" fo:font-weight="normal" officeooo:rsid="0038d81c" officeooo:paragraph-rsid="0036fe2c" style:font-weight-asian="normal" style:font-weight-complex="normal"/>
    </style:style>
    <style:style style:name="P2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n" fo:country="US" fo:font-weight="bold" officeooo:rsid="005215f9" officeooo:paragraph-rsid="005215f9" style:font-size-asian="12pt" style:font-weight-asian="bold" style:font-name-complex="Calibri Light" style:font-size-complex="16pt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4a1ff1" officeooo:paragraph-rsid="004a1ff1" style:font-size-asian="10pt" style:font-weight-asian="normal" style:font-name-complex="Calibri Light" style:font-size-complex="10pt" style:font-weight-complex="normal"/>
    </style:style>
    <style:style style:name="P2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4a1ff1" officeooo:paragraph-rsid="005215f9" style:font-size-asian="10pt" style:font-weight-asian="normal" style:font-name-complex="Calibri Light" style:font-size-complex="10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4a1ff1" officeooo:paragraph-rsid="00601a93" style:font-size-asian="10pt" style:font-weight-asian="normal" style:font-name-complex="Calibri Light" style:font-size-complex="10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4a1ff1" officeooo:paragraph-rsid="0063f6b7" style:font-size-asian="10pt" style:font-weight-asian="normal" style:font-name-complex="Calibri Light" style:font-size-complex="10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6fe2c" officeooo:paragraph-rsid="004384e6" style:font-size-asian="10pt" style:font-weight-asian="normal" style:font-name-complex="Calibri Light" style:font-size-complex="10pt" style:font-weight-complex="normal"/>
    </style:style>
    <style:style style:name="P2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6fe2c" officeooo:paragraph-rsid="0036fe2c" style:font-size-asian="10pt" style:font-weight-asian="normal" style:font-name-complex="Calibri Light" style:font-size-complex="10pt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4384e6" officeooo:paragraph-rsid="005215f9" style:font-size-asian="10pt" style:font-weight-asian="normal" style:font-name-complex="Calibri Light" style:font-size-complex="10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601a93" officeooo:paragraph-rsid="00601a93" style:font-size-asian="10pt" style:font-weight-asian="normal" style:font-name-complex="Calibri Light" style:font-size-complex="10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601a93" officeooo:paragraph-rsid="0063f6b7" style:font-size-asian="10pt" style:font-weight-asian="normal" style:font-name-complex="Calibri Light" style:font-size-complex="10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63f6b7" officeooo:paragraph-rsid="00601a93" style:font-size-asian="10pt" style:font-weight-asian="normal" style:font-name-complex="Calibri Light" style:font-size-complex="10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3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4384e6"/>
    </style:style>
    <style:style style:name="P35" style:family="paragraph" style:parent-style-name="Preformatted_20_Text">
      <style:paragraph-properties fo:margin-left="0cm" fo:margin-right="0cm" fo:line-height="100%" fo:text-align="justify" style:justify-single-word="false" fo:text-indent="0cm" style:auto-text-indent="false"/>
      <style:text-properties fo:color="#ff0000" style:font-name="Arial1" fo:font-size="10pt" fo:language="en" fo:country="US" fo:font-weight="normal" officeooo:rsid="004a1ff1" officeooo:paragraph-rsid="004a1ff1" fo:background-color="#d0d0d0" style:font-size-asian="10pt" style:font-weight-asian="normal" style:font-name-complex="Calibri1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37" style:family="paragraph" style:parent-style-name="Standard">
      <style:paragraph-properties fo:text-align="start" style:justify-single-word="false"/>
      <style:text-properties style:font-name="Arial1" fo:font-size="10pt" fo:language="en" fo:country="US" officeooo:rsid="00246888" officeooo:paragraph-rsid="003edbf2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language="en" fo:country="US" officeooo:rsid="00246888" officeooo:paragraph-rsid="003edbf2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fo:language="en" fo:country="US" officeooo:rsid="00246888" officeooo:paragraph-rsid="005215f9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en" fo:country="US" officeooo:paragraph-rsid="005215f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en" fo:country="US" officeooo:paragraph-rsid="003edbf2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0pt" fo:language="en" fo:country="US" officeooo:rsid="00231cee" officeooo:paragraph-rsid="003edbf2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fo:language="en" fo:country="US" officeooo:rsid="0032cd09" officeooo:paragraph-rsid="003edbf2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Arial1" fo:font-size="10pt" fo:language="en" fo:country="US" officeooo:rsid="00212372" officeooo:paragraph-rsid="003edbf2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0pt" fo:language="en" fo:country="US" officeooo:rsid="00212372" officeooo:paragraph-rsid="003edbf2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0pt" fo:language="en" fo:country="US" officeooo:rsid="00212372" officeooo:paragraph-rsid="005215f9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0pt" fo:language="en" fo:country="US" officeooo:rsid="000ddb20" officeooo:paragraph-rsid="005b4e0f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0pt" fo:language="en" fo:country="US" fo:font-style="italic" officeooo:rsid="00246888" officeooo:paragraph-rsid="003edbf2" style:font-size-asian="10pt" style:font-style-asian="italic" style:font-size-complex="10pt" style:font-style-complex="italic"/>
    </style:style>
    <style:style style:name="P49" style:family="paragraph" style:parent-style-name="Standard">
      <style:text-properties officeooo:paragraph-rsid="002b38ef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officeooo:rsid="000ddb20" officeooo:paragraph-rsid="003edbf2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style:text-underline-style="none" fo:font-weight="bold" officeooo:rsid="002b1ebb" officeooo:paragraph-rsid="003edbf2" fo:background-color="transparent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fo:font-weight="normal" officeooo:rsid="00231cee" officeooo:paragraph-rsid="003edbf2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fo:font-weight="normal" officeooo:rsid="0049d648" officeooo:paragraph-rsid="004f1875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fo:font-weight="normal" officeooo:rsid="0049d648" officeooo:paragraph-rsid="003edbf2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fo:font-weight="bold" officeooo:rsid="00231cee" officeooo:paragraph-rsid="003edbf2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fo:font-weight="bold" officeooo:rsid="00231cee" officeooo:paragraph-rsid="0062b6a7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officeooo:rsid="0014fa1c" officeooo:paragraph-rsid="003edbf2" fo:background-color="transparent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officeooo:paragraph-rsid="003edbf2" fo:background-color="transparent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officeooo:rsid="000ddb20" officeooo:paragraph-rsid="003edbf2" fo:background-color="transparent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officeooo:rsid="001e1cf1" officeooo:paragraph-rsid="00572f64" fo:background-color="transparent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officeooo:rsid="0012d2a9" officeooo:paragraph-rsid="003edbf2" fo:background-color="transparent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officeooo:rsid="00231cee" officeooo:paragraph-rsid="0062b6a7" fo:background-color="transparent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1" fo:font-size="10pt" fo:language="en" fo:country="US" fo:font-style="italic" officeooo:rsid="0014fa1c" officeooo:paragraph-rsid="003edbf2" fo:background-color="transparent" style:font-size-asian="10pt" style:font-style-asian="italic" style:font-size-complex="10pt" style:font-style-complex="italic"/>
    </style:style>
    <style:style style:name="P64" style:family="paragraph" style:parent-style-name="Standard">
      <style:paragraph-properties fo:text-align="start" style:justify-single-word="false"/>
      <style:text-properties fo:language="en" fo:country="US" fo:font-weight="bold" officeooo:rsid="00212372" officeooo:paragraph-rsid="005215f9"/>
    </style:style>
    <style:style style:name="P65" style:family="paragraph" style:parent-style-name="Standard">
      <style:paragraph-properties fo:text-align="justify" style:justify-single-word="false"/>
      <style:text-properties fo:language="en" fo:country="US" officeooo:paragraph-rsid="003edbf2"/>
    </style:style>
    <style:style style:name="P66" style:family="paragraph" style:parent-style-name="Standard">
      <style:paragraph-properties fo:text-align="justify" style:justify-single-word="false"/>
      <style:text-properties fo:language="en" fo:country="US" officeooo:paragraph-rsid="004f1875"/>
    </style:style>
    <style:style style:name="P67" style:family="paragraph" style:parent-style-name="Standard">
      <style:paragraph-properties fo:text-align="justify" style:justify-single-word="false"/>
      <style:text-properties fo:language="en" fo:country="US" officeooo:paragraph-rsid="0062b6a7"/>
    </style:style>
    <style:style style:name="P68" style:family="paragraph" style:parent-style-name="Standard">
      <style:paragraph-properties fo:text-align="justify" style:justify-single-word="false"/>
      <style:text-properties fo:color="#ff0000" style:font-name="Arial1" fo:font-size="10pt" fo:language="en" fo:country="US" fo:font-weight="normal" officeooo:rsid="00246888" officeooo:paragraph-rsid="003edbf2" fo:background-color="#d0d0d0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ff0000" style:font-name="Arial1" fo:font-size="10pt" fo:language="en" fo:country="US" fo:font-weight="normal" officeooo:rsid="0062b6a7" officeooo:paragraph-rsid="0062b6a7" fo:background-color="#d0d0d0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ff0000" style:font-name="Arial1" fo:font-size="10pt" fo:language="en" fo:country="US" officeooo:paragraph-rsid="003edbf2" fo:background-color="#d0d0d0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fo:color="#ff0000" style:font-name="Arial1" fo:font-size="10pt" fo:language="en" fo:country="US" officeooo:rsid="000ddb20" officeooo:paragraph-rsid="003edbf2" fo:background-color="#d0d0d0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ff0000" style:font-name="Arial1" fo:font-size="10pt" fo:language="en" fo:country="US" officeooo:rsid="000ddb20" officeooo:paragraph-rsid="0062b6a7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ff0000" style:font-name="Arial1" fo:font-size="10pt" fo:language="en" fo:country="US" officeooo:rsid="00231cee" officeooo:paragraph-rsid="003edbf2" fo:background-color="#ffffff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fo:color="#800000" style:font-name="Arial1" fo:font-size="10pt" fo:language="en" fo:country="US" officeooo:rsid="000ddb20" officeooo:paragraph-rsid="003edbf2" fo:background-color="#d0d0d0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fo:color="#800000" style:font-name="Arial1" fo:font-size="10pt" fo:language="en" fo:country="US" officeooo:rsid="0014fa1c" officeooo:paragraph-rsid="003edbf2" fo:background-color="#d0d0d0" style:font-size-asian="10pt" style:font-size-complex="10pt"/>
    </style:style>
    <style:style style:name="P7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77" style:family="paragraph" style:parent-style-name="Footer">
      <style:paragraph-properties fo:text-align="end" style:justify-single-word="false"/>
      <style:text-properties officeooo:paragraph-rsid="002b38ef"/>
    </style:style>
    <style:style style:name="P78" style:family="paragraph" style:parent-style-name="Header">
      <style:paragraph-properties fo:padding="0cm" fo:border="none"/>
    </style:style>
    <style:style style:name="P79" style:family="paragraph" style:parent-style-name="Footer">
      <style:paragraph-properties fo:padding="0cm" fo:border="none"/>
    </style:style>
    <style:style style:name="P80" style:family="paragraph" style:parent-style-name="List_20_Paragraph">
      <loext:graphic-properties draw:fill="none"/>
      <style:paragraph-properties fo:margin-left="0.9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language="en" fo:country="US" officeooo:paragraph-rsid="004b50cd"/>
    </style:style>
    <style:style style:name="P81" style:family="paragraph" style:parent-style-name="List_20_Paragraph" style:master-page-name="">
      <loext:graphic-properties draw:fill="none"/>
      <style:paragraph-properties fo:margin-left="0.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language="en" fo:country="US" officeooo:paragraph-rsid="004b50cd"/>
    </style:style>
    <style:style style:name="P82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style:font-name="Arial1" fo:font-size="10pt" fo:language="en" fo:country="US" fo:font-weight="normal" officeooo:rsid="00231cee" officeooo:paragraph-rsid="003edbf2" style:font-size-asian="10pt" style:font-weight-asian="normal" style:font-size-complex="10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n" fo:country="US" fo:font-weight="normal" officeooo:rsid="0032cd09" officeooo:paragraph-rsid="003edbf2" style:font-size-asian="10pt" style:font-weight-asian="normal" style:font-size-complex="10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n" fo:country="US" officeooo:rsid="0032cd09" officeooo:paragraph-rsid="003edbf2" style:font-size-asian="10pt" style:font-size-complex="10pt"/>
    </style:style>
    <style:style style:name="P85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style:font-name="Arial1" fo:font-size="10pt" fo:language="en" fo:country="US" officeooo:paragraph-rsid="0056f68e" style:font-size-asian="10pt" style:font-size-complex="10pt"/>
    </style:style>
    <style:style style:name="P86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n" fo:country="US" fo:font-style="italic" style:text-underline-style="solid" style:text-underline-width="auto" style:text-underline-color="font-color" fo:font-weight="bold" officeooo:rsid="000ddb20" officeooo:paragraph-rsid="003edbf2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n" fo:country="US" fo:font-style="italic" style:text-underline-style="solid" style:text-underline-width="auto" style:text-underline-color="font-color" fo:font-weight="bold" officeooo:rsid="0032cd09" officeooo:paragraph-rsid="003edbf2" style:font-size-asian="10pt" style:font-style-asian="italic" style:font-weight-asian="bold" style:font-size-complex="10pt" style:font-style-complex="italic" style:font-weight-complex="bold"/>
    </style:style>
    <style:style style:name="P88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63f6b7" fo:background-color="#ffff00"/>
    </style:style>
    <style:style style:name="P89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n" fo:country="US" officeooo:rsid="0032cd09" officeooo:paragraph-rsid="003edbf2" style:font-size-asian="10pt" style:font-size-complex="10pt"/>
    </style:style>
    <style:style style:name="P90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n" fo:country="US" officeooo:rsid="0032cd09" officeooo:paragraph-rsid="005c8536" style:font-size-asian="10pt" style:font-size-complex="10pt"/>
    </style:style>
    <style:style style:name="P9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n" fo:country="US" fo:font-weight="bold" officeooo:rsid="00246888" officeooo:paragraph-rsid="003edbf2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n" fo:country="US" style:text-underline-style="solid" style:text-underline-width="auto" style:text-underline-color="font-color" officeooo:rsid="0032cd09" officeooo:paragraph-rsid="003edbf2" style:font-size-asian="10pt" style:font-size-complex="10pt"/>
    </style:style>
    <style:style style:name="P93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n" fo:country="US" fo:font-weight="normal" officeooo:rsid="0032cd09" officeooo:paragraph-rsid="003edbf2" style:font-size-asian="10pt" style:font-weight-asian="normal" style:font-size-complex="10pt" style:font-weight-complex="normal"/>
    </style:style>
    <style:style style:name="P94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>
        <style:tab-stops>
          <style:tab-stop style:position="1.699cm"/>
        </style:tab-stops>
      </style:paragraph-properties>
      <style:text-properties style:font-name="Arial1" fo:font-size="10pt" fo:language="en" fo:country="US" fo:font-weight="normal" officeooo:rsid="0032cd09" officeooo:paragraph-rsid="003edbf2" style:font-size-asian="10pt" style:font-weight-asian="normal" style:font-size-complex="10pt" style:font-weight-complex="normal"/>
    </style:style>
    <style:style style:name="P95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1" fo:font-size="10pt" fo:language="en" fo:country="US" fo:font-style="italic" officeooo:rsid="0018fea0" officeooo:paragraph-rsid="003edbf2" fo:background-color="transparent" style:font-size-asian="10pt" style:font-style-asian="italic" style:font-size-complex="10pt" style:font-style-complex="italic"/>
    </style:style>
    <style:style style:name="P96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1" fo:font-size="10pt" fo:language="en" fo:country="US" officeooo:rsid="000ddb20" officeooo:paragraph-rsid="003edbf2" fo:background-color="transparent" style:font-size-asian="10pt" style:font-size-complex="10pt"/>
    </style:style>
    <style:style style:name="P97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1" fo:font-size="10pt" fo:language="en" fo:country="US" officeooo:rsid="000bb2b2" officeooo:paragraph-rsid="0056f68e" fo:background-color="transparent" style:font-size-asian="10pt" style:font-size-complex="10pt"/>
    </style:style>
    <style:style style:name="P98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1" fo:font-size="10pt" fo:language="en" fo:country="US" officeooo:rsid="001952b2" officeooo:paragraph-rsid="0056f68e" fo:background-color="transparent" style:font-size-asian="10pt" style:font-size-complex="10pt"/>
    </style:style>
    <style:style style:name="P99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1" fo:font-size="10pt" fo:language="en" fo:country="US" fo:font-weight="bold" officeooo:rsid="00092df0" officeooo:paragraph-rsid="003edbf2" fo:background-color="transparent" style:font-size-asian="10pt" style:font-weight-asian="bold" style:font-size-complex="10pt" style:font-weight-complex="bold"/>
    </style:style>
    <style:style style:name="P100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fo:language="en" fo:country="US" officeooo:paragraph-rsid="003edbf2"/>
    </style:style>
    <style:style style:name="P101" style:family="paragraph" style:parent-style-name="Text_20_body" style:master-page-name="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writing-mode="page"/>
      <style:text-properties fo:language="en" fo:country="US" officeooo:paragraph-rsid="00548e13"/>
    </style:style>
    <style:style style:name="P102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fo:color="#800000" style:font-name="Arial1" fo:font-size="10pt" fo:language="en" fo:country="US" fo:font-style="italic" fo:font-weight="normal" officeooo:rsid="001f9a00" officeooo:paragraph-rsid="005306e9" fo:background-color="#e8e8e8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n" fo:country="US" fo:font-weight="normal" officeooo:rsid="0032cd09" officeooo:paragraph-rsid="003edbf2" style:font-size-asian="10pt" style:font-weight-asian="normal" style:font-size-complex="10pt" style:font-weight-complex="normal"/>
    </style:style>
    <style:style style:name="P104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n" fo:country="US" fo:font-weight="bold" officeooo:rsid="0032cd09" officeooo:paragraph-rsid="003edbf2" style:font-size-asian="10pt" style:font-weight-asian="bold" style:font-size-complex="10pt" style:font-weight-complex="bold"/>
    </style:style>
    <style:style style:name="P10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style:font-name="Arial1" fo:font-size="10pt" fo:language="en" fo:country="US" officeooo:rsid="000ddb20" officeooo:paragraph-rsid="003edbf2" fo:background-color="transparent" style:font-size-asian="10pt" style:font-size-complex="10pt"/>
    </style:style>
    <style:style style:name="P10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style:font-name="Arial1" fo:font-size="10pt" fo:language="en" fo:country="US" fo:font-style="normal" fo:font-weight="normal" officeooo:rsid="0056f68e" officeooo:paragraph-rsid="003edbf2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n" fo:country="US" officeooo:rsid="0032cd09" officeooo:paragraph-rsid="003edbf2" style:font-size-asian="10pt" style:font-size-complex="10pt"/>
    </style:style>
    <style:style style:name="P10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n" fo:country="US" officeooo:rsid="0032cd09" officeooo:paragraph-rsid="0053f18c" style:font-size-asian="10pt" style:font-size-complex="10pt"/>
    </style:style>
    <style:style style:name="P10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n" fo:country="US" fo:font-weight="bold" officeooo:rsid="0032cd09" officeooo:paragraph-rsid="003edbf2" style:font-size-asian="10pt" style:font-weight-asian="bold" style:font-size-complex="10pt" style:font-weight-complex="bold"/>
    </style:style>
    <style:style style:name="P110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n" fo:country="US" fo:font-weight="normal" officeooo:rsid="0032cd09" officeooo:paragraph-rsid="0053f18c" style:font-size-asian="10pt" style:font-weight-asian="normal" style:font-size-complex="10pt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edbf2"/>
    </style:style>
    <style:style style:name="P112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.6cm" style:auto-text-indent="false" fo:background-color="transparent"/>
      <style:text-properties style:use-window-font-color="true" style:font-name="Arial1" fo:font-size="10pt" fo:language="en" fo:country="US" fo:font-style="italic" officeooo:rsid="0018fea0" officeooo:paragraph-rsid="00412608" fo:background-color="transparent" style:font-size-asian="10pt" style:font-style-asian="italic" style:font-size-complex="10pt" style:font-style-complex="italic"/>
    </style:style>
    <style:style style:name="P113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.6cm" style:auto-text-indent="false" fo:background-color="transparent"/>
      <style:text-properties style:use-window-font-color="true" style:font-name="Arial1" fo:font-size="10pt" fo:language="en" fo:country="US" fo:font-style="italic" officeooo:rsid="0018fea0" officeooo:paragraph-rsid="003edbf2" fo:background-color="transparent" style:font-size-asian="10pt" style:font-style-asian="italic" style:font-size-complex="10pt" style:font-style-complex="italic"/>
    </style:style>
    <style:style style:name="P114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.6cm" style:auto-text-indent="false" fo:background-color="transparent"/>
      <style:text-properties fo:language="en" fo:country="US" officeooo:paragraph-rsid="003edbf2"/>
    </style:style>
    <style:style style:name="P115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.6cm" style:auto-text-indent="false" style:page-number="auto" fo:background-color="transparent"/>
      <style:text-properties style:use-window-font-color="true" style:font-name="Arial1" fo:font-size="10pt" fo:language="en" fo:country="US" fo:font-style="italic" officeooo:rsid="0018fea0" officeooo:paragraph-rsid="003edbf2" fo:background-color="transparent" style:font-size-asian="10pt" style:font-style-asian="italic" style:font-size-complex="10pt" style:font-style-complex="italic"/>
    </style:style>
    <style:style style:name="P116" style:family="paragraph" style:parent-style-name="Standard">
      <loext:graphic-properties draw:fill="none"/>
      <style:paragraph-properties fo:margin-left="1.401cm" fo:margin-right="0cm" fo:text-align="justify" style:justify-single-word="false" fo:orphans="2" fo:widows="2" fo:text-indent="-0.199cm" style:auto-text-indent="false" fo:background-color="transparent"/>
      <style:text-properties style:use-window-font-color="true" style:font-name="Arial1" fo:font-size="10pt" fo:language="en" fo:country="US" fo:font-style="italic" officeooo:rsid="000fc5ed" officeooo:paragraph-rsid="0056f68e" fo:background-color="transparent" style:font-size-asian="10pt" style:font-style-asian="italic" style:font-size-complex="10pt" style:font-style-complex="italic"/>
    </style:style>
    <style:style style:name="P117" style:family="paragraph" style:parent-style-name="Standard" style:master-page-name="">
      <loext:graphic-properties draw:fill="none"/>
      <style:paragraph-properties fo:margin-left="1.401cm" fo:margin-right="0cm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fo:font-style="italic" officeooo:rsid="000fc5ed" officeooo:paragraph-rsid="0056f68e" fo:background-color="transparent" style:font-size-asian="10pt" style:font-style-asian="italic" style:font-size-complex="10pt" style:font-style-complex="italic"/>
    </style:style>
    <style:style style:name="P118" style:family="paragraph" style:parent-style-name="Standard" style:master-page-name="">
      <loext:graphic-properties draw:fill="none"/>
      <style:paragraph-properties fo:margin-left="1.401cm" fo:margin-right="0cm" fo:text-align="justify" style:justify-single-word="false" fo:orphans="2" fo:widows="2" fo:text-indent="-0.199cm" style:auto-text-indent="false" style:page-number="auto" fo:background-color="transparent"/>
      <style:text-properties fo:language="en" fo:country="US" officeooo:paragraph-rsid="003edbf2"/>
    </style:style>
    <style:style style:name="P119" style:family="paragraph" style:parent-style-name="Text_20_body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page"/>
      <style:text-properties fo:color="#ff0000" style:font-name="Arial1" fo:font-size="10pt" fo:language="en" fo:country="US" officeooo:rsid="00286b43" officeooo:paragraph-rsid="00548e13" fo:background-color="#d0d0d0" style:font-size-asian="10pt" style:font-size-complex="10pt"/>
    </style:style>
    <style:style style:name="P120" style:family="paragraph" style:parent-style-name="Text_20_body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fo:color="#ff0000" style:font-name="Arial1" fo:font-size="10pt" fo:language="en" fo:country="US" fo:font-weight="normal" officeooo:rsid="00286b43" officeooo:paragraph-rsid="00548e13" fo:background-color="#d0d0d0" style:font-size-asian="10pt" style:font-weight-asian="normal" style:font-size-complex="10pt" style:font-weight-complex="normal"/>
    </style:style>
    <style:style style:name="P121" style:family="paragraph" style:parent-style-name="Text_20_body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page"/>
      <style:text-properties style:font-name="Arial1" fo:font-size="10pt" fo:language="en" fo:country="US" fo:font-weight="bold" officeooo:rsid="002ee2df" officeooo:paragraph-rsid="00548e13" style:font-size-asian="10pt" style:font-weight-asian="bold" style:font-size-complex="10pt" style:font-weight-complex="bold"/>
    </style:style>
    <style:style style:name="P122" style:family="paragraph" style:parent-style-name="Text_20_body" style:master-page-name="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writing-mode="page"/>
      <style:text-properties fo:color="#ff0000" style:font-name="Arial1" fo:font-size="10pt" fo:language="en" fo:country="US" fo:font-weight="normal" officeooo:rsid="00286b43" officeooo:paragraph-rsid="00548e13" style:font-size-asian="10pt" style:font-weight-asian="normal" style:font-size-complex="10pt" style:font-weight-complex="normal"/>
    </style:style>
    <style:style style:name="P12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1" fo:font-size="10pt" fo:language="en" fo:country="US" officeooo:rsid="002dcc0b" officeooo:paragraph-rsid="00401f0a" style:font-size-asian="10pt" style:font-size-complex="10pt"/>
    </style:style>
    <style:style style:name="P12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1" fo:font-size="10pt" fo:language="en" fo:country="US" officeooo:rsid="002dcc0b" officeooo:paragraph-rsid="003edbf2" style:font-size-asian="10pt" style:font-size-complex="10pt"/>
    </style:style>
    <style:style style:name="P12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1" fo:font-size="10pt" fo:language="en" fo:country="US" officeooo:paragraph-rsid="00401f0a" style:font-size-asian="10pt" style:font-size-complex="10pt"/>
    </style:style>
    <style:style style:name="P126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n" fo:country="US" fo:font-weight="bold" officeooo:rsid="000cfa44" officeooo:paragraph-rsid="005215f9" style:font-size-asian="12pt" style:font-weight-asian="bold" style:font-name-complex="Calibri1" style:font-size-complex="16pt" style:font-weight-complex="bold"/>
    </style:style>
    <style:style style:name="P12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63f6b7" officeooo:paragraph-rsid="00601a93" style:font-size-asian="10pt" style:font-weight-asian="normal" style:font-name-complex="Calibri Light" style:font-size-complex="10pt" style:font-weight-complex="normal"/>
    </style:style>
    <style:style style:name="P12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4a1ff1" officeooo:paragraph-rsid="0063f6b7" style:font-size-asian="10pt" style:font-weight-asian="normal" style:font-name-complex="Calibri Light" style:font-size-complex="10pt" style:font-weight-complex="normal"/>
    </style:style>
    <style:style style:name="P12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601a93" officeooo:paragraph-rsid="0063f6b7" style:font-size-asian="10pt" style:font-weight-asian="normal" style:font-name-complex="Calibri Light" style:font-size-complex="10pt" style:font-weight-complex="normal"/>
    </style:style>
    <style:style style:name="P13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601a93" officeooo:paragraph-rsid="00601a93" style:font-size-asian="10pt" style:font-weight-asian="normal" style:font-name-complex="Calibri Light" style:font-size-complex="10pt" style:font-weight-complex="normal"/>
    </style:style>
    <style:style style:name="P131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size="13pt" fo:language="en" fo:country="US" fo:font-style="italic" fo:text-shadow="none" style:text-underline-style="none" fo:font-weight="normal" officeooo:rsid="003edbf2" officeooo:paragraph-rsid="003edbf2" style:font-size-asian="13pt" style:font-style-asian="italic" style:font-weight-asian="normal" style:font-size-complex="13pt" style:font-style-complex="italic" style:font-weight-complex="normal" style:text-emphasize="none"/>
    </style:style>
    <style:style style:name="P132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5215f9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5" style:family="text">
      <style:text-properties style:font-name="Arial1" fo:font-size="24pt" officeooo:rsid="00652705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53354" style:font-size-asian="24pt" style:font-size-complex="24pt"/>
    </style:style>
    <style:style style:name="T8" style:family="text">
      <style:text-properties style:font-name="Arial1" fo:font-size="24pt" officeooo:rsid="0047e66d" style:font-size-asian="24pt" style:font-size-complex="24pt"/>
    </style:style>
    <style:style style:name="T9" style:family="text">
      <style:text-properties style:font-name="Arial1" fo:font-size="8pt" officeooo:rsid="002b38ef" style:font-size-asian="8pt" style:font-size-complex="8pt"/>
    </style:style>
    <style:style style:name="T10" style:family="text">
      <style:text-properties style:font-name="Arial1" fo:font-size="8pt" officeooo:rsid="005215f9" style:font-size-asian="8pt" style:font-size-complex="8pt"/>
    </style:style>
    <style:style style:name="T11" style:family="text">
      <style:text-properties style:font-name="Arial1" fo:font-size="10pt" style:font-size-asian="10pt" style:font-weight-asian="bold" style:font-size-complex="10pt" style:font-weight-complex="bold"/>
    </style:style>
    <style:style style:name="T12" style:family="text">
      <style:text-properties style:font-name="Arial1" fo:font-size="10pt" officeooo:rsid="001b42ad" style:font-size-asian="10pt" style:font-weight-asian="bold" style:font-size-complex="10pt" style:font-weight-complex="bold"/>
    </style:style>
    <style:style style:name="T13" style:family="text">
      <style:text-properties style:font-name="Arial1" fo:font-size="10pt" officeooo:rsid="00246888" style:font-size-asian="10pt" style:font-weight-asian="bold" style:font-size-complex="10pt" style:font-weight-complex="bold"/>
    </style:style>
    <style:style style:name="T14" style:family="text">
      <style:text-properties style:font-name="Arial1" fo:font-size="10pt" officeooo:rsid="002ee2df" style:font-size-asian="10pt" style:font-size-complex="10pt"/>
    </style:style>
    <style:style style:name="T15" style:family="text">
      <style:text-properties style:font-name="Arial1" fo:font-size="10pt" officeooo:rsid="00286b43" style:font-size-asian="10pt" style:font-size-complex="10pt"/>
    </style:style>
    <style:style style:name="T16" style:family="text">
      <style:text-properties style:font-name="Arial1" fo:font-size="10pt" officeooo:rsid="00548e13" style:font-size-asian="10pt" style:font-size-complex="10pt"/>
    </style:style>
    <style:style style:name="T17" style:family="text">
      <style:text-properties style:font-name="Arial1" fo:font-size="10pt" officeooo:rsid="0032cd09" style:font-size-asian="10pt" style:font-size-complex="10pt"/>
    </style:style>
    <style:style style:name="T18" style:family="text">
      <style:text-properties style:font-name="Arial1" fo:font-size="10pt" officeooo:rsid="0053f18c" style:font-size-asian="10pt" style:font-size-complex="10pt"/>
    </style:style>
    <style:style style:name="T19" style:family="text">
      <style:text-properties style:font-name="Arial1" fo:font-size="10pt" fo:font-weight="normal" style:font-size-asian="10pt" style:font-weight-asian="normal" style:font-name-complex="Calibri Light" style:font-size-complex="10pt" style:font-weight-complex="normal"/>
    </style:style>
    <style:style style:name="T20" style:family="text">
      <style:text-properties style:font-name="Arial1" fo:font-size="10pt" fo:font-weight="normal" officeooo:rsid="00353354" style:font-size-asian="10pt" style:font-weight-asian="normal" style:font-name-complex="Calibri Light" style:font-size-complex="10pt" style:font-weight-complex="normal"/>
    </style:style>
    <style:style style:name="T21" style:family="text">
      <style:text-properties style:font-name="Arial1" fo:font-size="10pt" fo:font-weight="normal" officeooo:rsid="004384e6" style:font-size-asian="10pt" style:font-weight-asian="normal" style:font-name-complex="Calibri Light" style:font-size-complex="10pt" style:font-weight-complex="normal"/>
    </style:style>
    <style:style style:name="T22" style:family="text">
      <style:text-properties style:font-name="Arial1" fo:font-size="10pt" fo:font-weight="normal" officeooo:rsid="0036fe2c" style:font-size-asian="10pt" style:font-weight-asian="normal" style:font-name-complex="Calibri Light" style:font-size-complex="10pt" style:font-weight-complex="normal"/>
    </style:style>
    <style:style style:name="T23" style:family="text">
      <style:text-properties style:font-name="Arial1" fo:font-size="10pt" fo:font-weight="normal" officeooo:rsid="005215f9" style:font-size-asian="10pt" style:font-weight-asian="normal" style:font-name-complex="Calibri Light" style:font-size-complex="10pt" style:font-weight-complex="normal"/>
    </style:style>
    <style:style style:name="T24" style:family="text">
      <style:text-properties style:font-name="Arial1" fo:font-size="10pt" fo:font-weight="normal" officeooo:rsid="00231cee" style:font-size-asian="10pt" style:font-weight-asian="normal" style:font-size-complex="10pt" style:font-weight-complex="normal"/>
    </style:style>
    <style:style style:name="T25" style:family="text">
      <style:text-properties style:font-name="Arial1" fo:font-size="10pt" fo:font-weight="normal" officeooo:rsid="0056f68e" style:font-size-asian="10pt" style:font-weight-asian="normal" style:font-size-complex="10pt" style:font-weight-complex="normal"/>
    </style:style>
    <style:style style:name="T26" style:family="text">
      <style:text-properties style:font-name="Arial1" fo:font-size="10pt" fo:font-weight="normal" officeooo:rsid="004b50cd" style:font-size-asian="10pt" style:font-weight-asian="normal" style:font-name-complex="Calibri1" style:font-size-complex="10pt" style:font-weight-complex="normal"/>
    </style:style>
    <style:style style:name="T27" style:family="text">
      <style:text-properties style:font-name="Arial1" fo:font-size="10pt" fo:font-weight="normal" officeooo:rsid="00572f64" style:font-size-asian="10pt" style:font-weight-asian="normal" style:font-name-complex="Calibri1" style:font-size-complex="10pt" style:font-weight-complex="normal"/>
    </style:style>
    <style:style style:name="T28" style:family="text">
      <style:text-properties style:font-name="Arial1" fo:font-size="10pt" fo:font-weight="normal" officeooo:rsid="004a1ff1" style:font-size-asian="10pt" style:font-weight-asian="normal" style:font-name-complex="Calibri1" style:font-size-complex="10pt" style:font-weight-complex="normal"/>
    </style:style>
    <style:style style:name="T29" style:family="text">
      <style:text-properties style:font-name="Arial1" fo:font-size="10pt" fo:language="en" fo:country="US" fo:font-weight="normal" officeooo:rsid="005bcc13" style:font-size-asian="10pt" style:font-weight-asian="normal" style:font-name-complex="Calibri1" style:font-size-complex="10pt" style:font-weight-complex="normal"/>
    </style:style>
    <style:style style:name="T30" style:family="text">
      <style:text-properties style:font-name="Arial1" fo:font-size="10pt" fo:language="en" fo:country="US" fo:font-weight="normal" officeooo:rsid="00572f64" style:font-size-asian="10pt" style:font-weight-asian="normal" style:font-name-complex="Calibri1" style:font-size-complex="10pt" style:font-weight-complex="normal"/>
    </style:style>
    <style:style style:name="T31" style:family="text">
      <style:text-properties style:font-name="Arial1" fo:font-size="10pt" fo:language="en" fo:country="US" fo:font-weight="normal" officeooo:rsid="004a1ff1" style:font-size-asian="10pt" style:font-weight-asian="normal" style:font-name-complex="Calibri1" style:font-size-complex="10pt" style:font-weight-complex="normal"/>
    </style:style>
    <style:style style:name="T32" style:family="text">
      <style:text-properties style:font-name="Arial1" fo:font-size="10pt" fo:font-weight="bold" officeooo:rsid="002ee2df" style:font-size-asian="10pt" style:font-weight-asian="bold" style:font-size-complex="10pt" style:font-weight-complex="bold"/>
    </style:style>
    <style:style style:name="T33" style:family="text">
      <style:text-properties style:font-name="Arial1" fo:font-size="10pt" fo:font-weight="bold" officeooo:rsid="00548e13" style:font-size-asian="10pt" style:font-weight-asian="bold" style:font-size-complex="10pt" style:font-weight-complex="bold"/>
    </style:style>
    <style:style style:name="T34" style:family="text">
      <style:text-properties style:font-name="Arial1" fo:font-size="10pt" fo:font-weight="bold" officeooo:rsid="004a1ff1" style:font-size-asian="10pt" style:font-weight-asian="bold" style:font-name-complex="Calibri1" style:font-size-complex="10pt" style:font-weight-complex="bold"/>
    </style:style>
    <style:style style:name="T35" style:family="text">
      <style:text-properties style:font-name="Arial1" fo:font-size="10pt" fo:font-weight="bold" officeooo:rsid="00572f64" style:font-size-asian="10pt" style:font-weight-asian="bold" style:font-name-complex="Calibri1" style:font-size-complex="10pt" style:font-weight-complex="bold"/>
    </style:style>
    <style:style style:name="T36" style:family="text">
      <style:text-properties style:font-name="Arial1" fo:font-size="10pt" fo:font-style="italic" fo:font-weight="normal" officeooo:rsid="00231cee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Arial1" fo:font-size="12pt" fo:font-weight="bold" style:font-size-asian="12pt" style:font-weight-asian="bold" style:font-name-complex="Calibri Light" style:font-size-complex="16pt" style:font-weight-complex="bold"/>
    </style:style>
    <style:style style:name="T38" style:family="text">
      <style:text-properties style:font-name="Arial1" fo:font-size="12pt" fo:font-weight="bold" officeooo:rsid="005215f9" style:font-size-asian="12pt" style:font-weight-asian="bold" style:font-name-complex="Calibri Light" style:font-size-complex="16pt" style:font-weight-complex="bold"/>
    </style:style>
    <style:style style:name="T39" style:family="text">
      <style:text-properties style:font-name="Arial1" fo:font-size="12pt" fo:font-weight="bold" officeooo:rsid="001d9c2b" style:font-size-asian="12pt" style:font-weight-asian="bold" style:font-name-complex="Calibri1" style:font-weight-complex="bold"/>
    </style:style>
    <style:style style:name="T40" style:family="text">
      <style:text-properties style:font-name="Arial1" fo:font-size="12pt" fo:font-weight="bold" officeooo:rsid="005215f9" style:font-size-asian="12pt" style:font-weight-asian="bold" style:font-name-complex="Calibri1" style:font-weight-complex="bold"/>
    </style:style>
    <style:style style:name="T41" style:family="text">
      <style:text-properties style:font-name="Arial1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42" style:family="text">
      <style:text-properties style:font-name="Arial1" fo:font-size="12pt" fo:font-weight="bold" officeooo:rsid="005215f9" style:font-size-asian="12pt" style:font-weight-asian="bold" style:font-name-complex="Calibri1" style:font-size-complex="16pt" style:font-weight-complex="bold"/>
    </style:style>
    <style:style style:name="T43" style:family="text">
      <style:text-properties fo:font-weight="normal" officeooo:rsid="00212372" style:font-weight-asian="normal" style:font-weight-complex="normal"/>
    </style:style>
    <style:style style:name="T44" style:family="text">
      <style:text-properties fo:font-weight="normal" officeooo:rsid="0029b60c" style:font-weight-asian="normal" style:font-weight-complex="normal"/>
    </style:style>
    <style:style style:name="T45" style:family="text">
      <style:text-properties fo:font-weight="normal" officeooo:rsid="00572f64" style:font-weight-asian="normal" style:font-weight-complex="normal"/>
    </style:style>
    <style:style style:name="T46" style:family="text">
      <style:text-properties fo:font-weight="normal" fo:background-color="#d0d0d0" loext:char-shading-value="0" style:font-weight-asian="normal" style:font-weight-complex="normal"/>
    </style:style>
    <style:style style:name="T47" style:family="text">
      <style:text-properties fo:font-weight="normal" officeooo:rsid="00246888" fo:background-color="#d0d0d0" loext:char-shading-value="0" style:font-weight-asian="normal" style:font-weight-complex="normal"/>
    </style:style>
    <style:style style:name="T48" style:family="text">
      <style:text-properties fo:font-weight="normal" officeooo:rsid="0029b60c" fo:background-color="#d0d0d0" loext:char-shading-value="0" style:font-weight-asian="normal" style:font-weight-complex="normal"/>
    </style:style>
    <style:style style:name="T49" style:family="text">
      <style:text-properties fo:font-weight="normal" officeooo:rsid="0037a248" fo:background-color="#d0d0d0" loext:char-shading-value="0" style:font-weight-asian="normal" style:font-weight-complex="normal"/>
    </style:style>
    <style:style style:name="T50" style:family="text">
      <style:text-properties fo:font-weight="normal" officeooo:rsid="001f9a00" fo:background-color="#d0d0d0" loext:char-shading-value="0" style:font-weight-asian="normal" style:font-weight-complex="normal"/>
    </style:style>
    <style:style style:name="T51" style:family="text">
      <style:text-properties fo:font-weight="normal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246888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231cee" fo:background-color="#ffff00" loext:char-shading-value="0" style:font-weight-asian="normal" style:font-weight-complex="normal"/>
    </style:style>
    <style:style style:name="T54" style:family="text">
      <style:text-properties fo:font-weight="normal" officeooo:rsid="00246888" fo:background-color="#ffff00" loext:char-shading-value="0" style:font-weight-asian="normal" style:font-weight-complex="normal"/>
    </style:style>
    <style:style style:name="T55" style:family="text">
      <style:text-properties fo:font-style="normal" fo:font-weight="normal" officeooo:rsid="0021237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6f68e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Liberation Sans" fo:font-size="10.5pt" fo:letter-spacing="normal" fo:font-style="normal" fo:font-weight="normal" officeooo:rsid="00246888" style:font-weight-asian="normal" style:font-weight-complex="normal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Arial1" fo:font-size="10pt" fo:letter-spacing="normal" fo:font-style="normal" fo:text-shadow="none" style:text-underline-style="none" fo:font-weight="normal" officeooo:rsid="00246888" style:font-size-asian="10pt" style:font-style-asian="normal" style:font-weight-asian="normal" style:font-weight-complex="normal" style:text-emphasize="none"/>
    </style:style>
    <style:style style:name="T59" style:family="text">
      <style:text-properties fo:font-variant="normal" fo:text-transform="none" fo:color="#222222" style:font-name="Arial1" fo:font-size="10pt" fo:letter-spacing="normal" fo:font-style="normal" fo:font-weight="normal" officeooo:rsid="00231cee" style:font-size-asian="10pt" style:font-weight-asian="normal" style:font-size-complex="10pt" style:font-weight-complex="normal"/>
    </style:style>
    <style:style style:name="T60" style:family="text">
      <style:text-properties officeooo:rsid="00246888"/>
    </style:style>
    <style:style style:name="T61" style:family="text">
      <style:text-properties officeooo:rsid="0014fa1c"/>
    </style:style>
    <style:style style:name="T62" style:family="text">
      <style:text-properties officeooo:rsid="0032cd09"/>
    </style:style>
    <style:style style:name="T63" style:family="text">
      <style:text-properties officeooo:rsid="002cdadc"/>
    </style:style>
    <style:style style:name="T64" style:family="text">
      <style:text-properties fo:color="#800000" fo:background-color="#e8e8e8" loext:char-shading-value="0"/>
    </style:style>
    <style:style style:name="T65" style:family="text">
      <style:text-properties fo:color="#800000" officeooo:rsid="0044f17a" fo:background-color="#e8e8e8" loext:char-shading-value="0"/>
    </style:style>
    <style:style style:name="T66" style:family="text">
      <style:text-properties officeooo:rsid="00231cee"/>
    </style:style>
    <style:style style:name="T67" style:family="text">
      <style:text-properties fo:background-color="#ffffff" loext:char-shading-value="0"/>
    </style:style>
    <style:style style:name="T68" style:family="text">
      <style:text-properties officeooo:rsid="00231cee" fo:background-color="#ffffff" loext:char-shading-value="0"/>
    </style:style>
    <style:style style:name="T69" style:family="text">
      <style:text-properties style:use-window-font-color="true" fo:background-color="transparent" loext:char-shading-value="0"/>
    </style:style>
    <style:style style:name="T70" style:family="text">
      <style:text-properties style:use-window-font-color="true" officeooo:rsid="00246888" fo:background-color="transparent" loext:char-shading-value="0"/>
    </style:style>
    <style:style style:name="T71" style:family="text">
      <style:text-properties style:use-window-font-color="true" officeooo:rsid="001b4dec" fo:background-color="transparent" loext:char-shading-value="0"/>
    </style:style>
    <style:style style:name="T72" style:family="text">
      <style:text-properties style:use-window-font-color="true" officeooo:rsid="00231cee" fo:background-color="transparent" loext:char-shading-value="0"/>
    </style:style>
    <style:style style:name="T73" style:family="text">
      <style:text-properties style:use-window-font-color="true" officeooo:rsid="001952b2" fo:background-color="transparent" loext:char-shading-value="0"/>
    </style:style>
    <style:style style:name="T74" style:family="text">
      <style:text-properties style:use-window-font-color="true" officeooo:rsid="005b4e0f" fo:background-color="transparent" loext:char-shading-value="0"/>
    </style:style>
    <style:style style:name="T75" style:family="text">
      <style:text-properties style:use-window-font-color="true" fo:font-style="italic" officeooo:rsid="0018fea0" fo:background-color="transparent" loext:char-shading-value="0" style:font-style-asian="italic" style:font-style-complex="italic"/>
    </style:style>
    <style:style style:name="T76" style:family="text">
      <style:text-properties style:use-window-font-color="true" fo:font-style="italic" officeooo:rsid="001952b2" fo:background-color="transparent" loext:char-shading-value="0" style:font-style-asian="italic" style:font-style-complex="italic"/>
    </style:style>
    <style:style style:name="T77" style:family="text">
      <style:text-properties style:use-window-font-color="true" style:font-name="Arial1" fo:font-size="10pt" officeooo:rsid="00231cee" fo:background-color="transparent" loext:char-shading-value="0" style:font-size-asian="10pt" style:font-size-complex="10pt"/>
    </style:style>
    <style:style style:name="T78" style:family="text">
      <style:text-properties style:use-window-font-color="true" style:font-name="Arial1" fo:font-size="10pt" officeooo:rsid="0055d4d4" fo:background-color="transparent" loext:char-shading-value="0" style:font-size-asian="10pt" style:font-size-complex="10pt"/>
    </style:style>
    <style:style style:name="T79" style:family="text">
      <style:text-properties style:use-window-font-color="true" style:font-name="Arial1" fo:font-size="10pt" officeooo:rsid="0014fa1c" fo:background-color="transparent" loext:char-shading-value="0" style:font-size-asian="10pt" style:font-size-complex="10pt"/>
    </style:style>
    <style:style style:name="T80" style:family="text">
      <style:text-properties style:use-window-font-color="true" style:font-name="Arial1" fo:font-size="10pt" officeooo:rsid="0062b6a7" fo:background-color="transparent" loext:char-shading-value="0" style:font-size-asian="10pt" style:font-size-complex="10pt"/>
    </style:style>
    <style:style style:name="T81" style:family="text">
      <style:text-properties style:use-window-font-color="true" style:font-name="Arial1" fo:font-size="10pt" fo:font-weight="bold" officeooo:rsid="00231cee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style:use-window-font-color="true" style:font-name="Arial1" fo:font-size="10pt" fo:font-weight="bold" officeooo:rsid="0055d4d4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style:use-window-font-color="true" style:font-name="Arial1" fo:font-size="10pt" fo:font-weight="normal" officeooo:rsid="00231cee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style:use-window-font-color="true" style:font-name="Arial1" fo:font-size="10pt" fo:font-weight="normal" officeooo:rsid="0055d4d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style:use-window-font-color="true" style:font-name="Arial1" fo:font-size="10pt" fo:font-weight="normal" officeooo:rsid="0049d648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style:use-window-font-color="true" style:font-name="Arial1" fo:font-size="10pt" fo:font-style="italic" officeooo:rsid="00231cee" fo:background-color="transparent" loext:char-shading-value="0" style:font-size-asian="10pt" style:font-style-asian="italic" style:font-size-complex="10pt" style:font-style-complex="italic"/>
    </style:style>
    <style:style style:name="T87" style:family="text">
      <style:text-properties style:use-window-font-color="true" style:font-name="Arial1" fo:font-size="10pt" fo:font-style="italic" officeooo:rsid="00401f0a" fo:background-color="transparent" loext:char-shading-value="0" style:font-size-asian="10pt" style:font-style-asian="italic" style:font-size-complex="10pt" style:font-style-complex="italic"/>
    </style:style>
    <style:style style:name="T88" style:family="text">
      <style:text-properties style:use-window-font-color="true" style:font-name="Arial1" fo:font-size="10pt" fo:font-style="italic" officeooo:rsid="0018fea0" fo:background-color="transparent" loext:char-shading-value="0" style:font-size-asian="10pt" style:font-style-asian="italic" style:font-size-complex="10pt" style:font-style-complex="italic"/>
    </style:style>
    <style:style style:name="T89" style:family="text">
      <style:text-properties style:use-window-font-color="true" style:font-name="Arial1" fo:font-size="10pt" fo:font-style="italic" officeooo:rsid="0055d4d4" fo:background-color="transparent" loext:char-shading-value="0" style:font-size-asian="10pt" style:font-style-asian="italic" style:font-size-complex="10pt" style:font-style-complex="italic"/>
    </style:style>
    <style:style style:name="T90" style:family="text">
      <style:text-properties style:use-window-font-color="true" style:font-name="Arial1" fo:font-size="10pt" fo:font-style="italic" officeooo:rsid="0056f68e" fo:background-color="transparent" loext:char-shading-value="0" style:font-size-asian="10pt" style:font-style-asian="italic" style:font-size-complex="10pt" style:font-style-complex="italic"/>
    </style:style>
    <style:style style:name="T91" style:family="text">
      <style:text-properties style:use-window-font-color="true" style:font-name="Arial1" fo:font-size="10pt" fo:font-style="italic" officeooo:rsid="000fc5ed" fo:background-color="transparent" loext:char-shading-value="0" style:font-size-asian="10pt" style:font-style-asian="italic" style:font-size-complex="10pt" style:font-style-complex="italic"/>
    </style:style>
    <style:style style:name="T92" style:family="text">
      <style:text-properties style:use-window-font-color="true" style:font-name="Arial1" fo:font-size="10pt" fo:font-style="italic" officeooo:rsid="001b4dec" fo:background-color="transparent" loext:char-shading-value="0" style:font-size-asian="10pt" style:font-style-asian="italic" style:font-size-complex="10pt" style:font-style-complex="italic"/>
    </style:style>
    <style:style style:name="T93" style:family="text">
      <style:text-properties style:use-window-font-color="true" style:font-name="Arial1" fo:font-size="10pt" fo:font-style="italic" officeooo:rsid="005966b3" fo:background-color="transparent" loext:char-shading-value="0" style:font-size-asian="10pt" style:font-style-asian="italic" style:font-size-complex="10pt" style:font-style-complex="italic"/>
    </style:style>
    <style:style style:name="T94" style:family="text">
      <style:text-properties style:use-window-font-color="true" style:font-name="Arial1" fo:font-size="10pt" fo:font-style="italic" officeooo:rsid="005b4e0f" fo:background-color="transparent" loext:char-shading-value="0" style:font-size-asian="10pt" style:font-style-asian="italic" style:font-size-complex="10pt" style:font-style-complex="italic"/>
    </style:style>
    <style:style style:name="T95" style:family="text">
      <style:text-properties style:use-window-font-color="true" style:font-name="Arial1" fo:font-size="10pt" officeooo:rsid="0062b6a7" style:font-size-asian="10pt" style:font-size-complex="10pt"/>
    </style:style>
    <style:style style:name="T96" style:family="text">
      <style:text-properties style:use-window-font-color="true" style:font-name="Arial1" fo:font-size="10pt" officeooo:rsid="00231cee" style:font-size-asian="10pt" style:font-size-complex="10pt"/>
    </style:style>
    <style:style style:name="T97" style:family="text">
      <style:text-properties style:use-window-font-color="true" style:font-name="Arial1" fo:font-size="10pt" officeooo:rsid="0063f6b7" style:font-size-asian="10pt" style:font-size-complex="10pt"/>
    </style:style>
    <style:style style:name="T98" style:family="text">
      <style:text-properties style:use-window-font-color="true" fo:font-style="normal" fo:font-weight="bold" officeooo:rsid="0018fea0" fo:background-color="transparent" loext:char-shading-value="0" style:font-style-asian="normal" style:font-weight-asian="bold" style:font-style-complex="normal" style:font-weight-complex="bold"/>
    </style:style>
    <style:style style:name="T99" style:family="text">
      <style:text-properties style:use-window-font-color="true" fo:font-style="normal" fo:font-weight="bold" officeooo:rsid="0056f68e" fo:background-color="transparent" loext:char-shading-value="0" style:font-style-asian="normal" style:font-weight-asian="bold" style:font-style-complex="normal" style:font-weight-complex="bold"/>
    </style:style>
    <style:style style:name="T100" style:family="text">
      <style:text-properties style:use-window-font-color="true" fo:font-style="normal" officeooo:rsid="0018fea0" fo:background-color="transparent" loext:char-shading-value="0" style:font-style-asian="normal" style:font-style-complex="normal"/>
    </style:style>
    <style:style style:name="T101" style:family="text">
      <style:text-properties style:use-window-font-color="true" fo:font-style="normal" officeooo:rsid="0056f68e" fo:background-color="transparent" loext:char-shading-value="0" style:font-style-asian="normal" style:font-style-complex="normal"/>
    </style:style>
    <style:style style:name="T102" style:family="text">
      <style:text-properties officeooo:rsid="000ddb20"/>
    </style:style>
    <style:style style:name="T103" style:family="text">
      <style:text-properties fo:color="#ff0000"/>
    </style:style>
    <style:style style:name="T104" style:family="text">
      <style:text-properties fo:color="#ff0000" fo:background-color="#d0d0d0" loext:char-shading-value="0"/>
    </style:style>
    <style:style style:name="T105" style:family="text">
      <style:text-properties fo:color="#ff0000" officeooo:rsid="00231cee" fo:background-color="#d0d0d0" loext:char-shading-value="0"/>
    </style:style>
    <style:style style:name="T106" style:family="text">
      <style:text-properties fo:color="#ff0000" officeooo:rsid="001b4dec" fo:background-color="#d0d0d0" loext:char-shading-value="0"/>
    </style:style>
    <style:style style:name="T107" style:family="text">
      <style:text-properties fo:color="#ff0000" officeooo:rsid="003ae03c" fo:background-color="#d0d0d0" loext:char-shading-value="0"/>
    </style:style>
    <style:style style:name="T108" style:family="text">
      <style:text-properties fo:color="#ff0000" officeooo:rsid="0029b60c" fo:background-color="#d0d0d0" loext:char-shading-value="0"/>
    </style:style>
    <style:style style:name="T109" style:family="text">
      <style:text-properties fo:color="#ff0000" officeooo:rsid="000ddb20" fo:background-color="#d0d0d0" loext:char-shading-value="0"/>
    </style:style>
    <style:style style:name="T110" style:family="text">
      <style:text-properties fo:color="#ff0000" officeooo:rsid="00246888" fo:background-color="#d0d0d0" loext:char-shading-value="0"/>
    </style:style>
    <style:style style:name="T111" style:family="text">
      <style:text-properties fo:color="#ff0000" officeooo:rsid="0037a248" fo:background-color="#d0d0d0" loext:char-shading-value="0"/>
    </style:style>
    <style:style style:name="T112" style:family="text">
      <style:text-properties fo:color="#ff0000" officeooo:rsid="001f9a00" fo:background-color="#d0d0d0" loext:char-shading-value="0"/>
    </style:style>
    <style:style style:name="T113" style:family="text">
      <style:text-properties fo:color="#ff0000" officeooo:rsid="00231cee" fo:background-color="transparent" loext:char-shading-value="0"/>
    </style:style>
    <style:style style:name="T114" style:family="text">
      <style:text-properties fo:color="#ff0000" officeooo:rsid="00231cee" fo:background-color="#ffffff" loext:char-shading-value="0"/>
    </style:style>
    <style:style style:name="T115" style:family="text">
      <style:text-properties fo:color="#ff0000" fo:font-weight="normal" officeooo:rsid="000ddb20" fo:background-color="#d0d0d0" loext:char-shading-value="0" style:font-weight-asian="normal" style:font-weight-complex="normal"/>
    </style:style>
    <style:style style:name="T116" style:family="text">
      <style:text-properties fo:color="#ff0000" fo:font-weight="normal" officeooo:rsid="0024dec9" fo:background-color="#d0d0d0" loext:char-shading-value="0" style:font-weight-asian="normal" style:font-weight-complex="normal"/>
    </style:style>
    <style:style style:name="T117" style:family="text">
      <style:text-properties fo:color="#ff0000" fo:font-weight="normal" officeooo:rsid="00246888" fo:background-color="#d0d0d0" loext:char-shading-value="0" style:font-weight-asian="normal" style:font-weight-complex="normal"/>
    </style:style>
    <style:style style:name="T118" style:family="text">
      <style:text-properties fo:color="#ff0000" fo:font-weight="normal" officeooo:rsid="0029b60c" fo:background-color="#d0d0d0" loext:char-shading-value="0" style:font-weight-asian="normal" style:font-weight-complex="normal"/>
    </style:style>
    <style:style style:name="T119" style:family="text">
      <style:text-properties fo:color="#ff0000" fo:font-weight="normal" officeooo:rsid="0037a248" fo:background-color="#d0d0d0" loext:char-shading-value="0" style:font-weight-asian="normal" style:font-weight-complex="normal"/>
    </style:style>
    <style:style style:name="T120" style:family="text">
      <style:text-properties fo:color="#ff0000" fo:font-weight="normal" officeooo:rsid="001f9a00" fo:background-color="#d0d0d0" loext:char-shading-value="0" style:font-weight-asian="normal" style:font-weight-complex="normal"/>
    </style:style>
    <style:style style:name="T121" style:family="text">
      <style:text-properties fo:color="#ff0000" style:font-name="Arial1" fo:font-size="10pt" officeooo:rsid="00231cee" fo:background-color="transparent" loext:char-shading-value="0" style:font-size-asian="10pt" style:font-size-complex="10pt"/>
    </style:style>
    <style:style style:name="T122" style:family="text">
      <style:text-properties fo:color="#ff0000" style:font-name="Arial1" fo:font-size="10pt" officeooo:rsid="00231cee" fo:background-color="#d0d0d0" loext:char-shading-value="0" style:font-size-asian="10pt" style:font-size-complex="10pt"/>
    </style:style>
    <style:style style:name="T123" style:family="text">
      <style:text-properties fo:color="#ff0000" style:font-name="Arial1" fo:font-size="10pt" officeooo:rsid="000ddb20" fo:background-color="#d0d0d0" loext:char-shading-value="0" style:font-size-asian="10pt" style:font-size-complex="10pt"/>
    </style:style>
    <style:style style:name="T124" style:family="text">
      <style:text-properties fo:color="#ff0000" style:font-name="Arial1" fo:font-size="10pt" officeooo:rsid="00231cee" fo:background-color="#ffffff" loext:char-shading-value="0" style:font-size-asian="10pt" style:font-size-complex="10pt"/>
    </style:style>
    <style:style style:name="T125" style:family="text">
      <style:text-properties fo:color="#ff0000" style:font-name="Arial1" fo:font-size="10pt" fo:font-weight="normal" officeooo:rsid="004a1ff1" fo:background-color="#d0d0d0" loext:char-shading-value="0" style:font-size-asian="10pt" style:font-weight-asian="normal" style:font-name-complex="Calibri1" style:font-size-complex="10pt" style:font-weight-complex="normal"/>
    </style:style>
    <style:style style:name="T126" style:family="text">
      <style:text-properties fo:color="#ff0000" style:font-name="Arial1" fo:font-size="10pt" fo:font-weight="normal" officeooo:rsid="000ddb20" fo:background-color="#d0d0d0" loext:char-shading-value="0" style:font-size-asian="10pt" style:font-weight-asian="normal" style:font-name-complex="Calibri1" style:font-size-complex="10pt" style:font-weight-complex="normal"/>
    </style:style>
    <style:style style:name="T127" style:family="text">
      <style:text-properties fo:color="#ff0000" style:font-name="Arial1" fo:font-size="10pt" fo:font-weight="normal" officeooo:rsid="00246888" fo:background-color="#d0d0d0" loext:char-shading-value="0" style:font-size-asian="10pt" style:font-weight-asian="normal" style:font-name-complex="Calibri1" style:font-size-complex="10pt" style:font-weight-complex="normal"/>
    </style:style>
    <style:style style:name="T128" style:family="text">
      <style:text-properties fo:color="#ff0000" style:font-name="Arial1" fo:font-size="10pt" fo:font-weight="normal" officeooo:rsid="0029b60c" fo:background-color="#d0d0d0" loext:char-shading-value="0" style:font-size-asian="10pt" style:font-weight-asian="normal" style:font-name-complex="Calibri1" style:font-size-complex="10pt" style:font-weight-complex="normal"/>
    </style:style>
    <style:style style:name="T129" style:family="text">
      <style:text-properties fo:color="#ff0000" style:font-name="Arial1" fo:font-size="10pt" fo:font-weight="normal" officeooo:rsid="0037a248" fo:background-color="#d0d0d0" loext:char-shading-value="0" style:font-size-asian="10pt" style:font-weight-asian="normal" style:font-name-complex="Calibri1" style:font-size-complex="10pt" style:font-weight-complex="normal"/>
    </style:style>
    <style:style style:name="T130" style:family="text">
      <style:text-properties fo:color="#ff0000" style:font-name="Arial1" fo:font-size="10pt" fo:font-weight="normal" officeooo:rsid="001f9a00" fo:background-color="#d0d0d0" loext:char-shading-value="0" style:font-size-asian="10pt" style:font-weight-asian="normal" style:font-name-complex="Calibri1" style:font-size-complex="10pt" style:font-weight-complex="normal"/>
    </style:style>
    <style:style style:name="T131" style:family="text">
      <style:text-properties fo:color="#ff0000" style:font-name="Arial1" fo:font-size="10pt" fo:font-weight="normal" officeooo:rsid="00572f64" fo:background-color="#d0d0d0" loext:char-shading-value="0" style:font-size-asian="10pt" style:font-weight-asian="normal" style:font-name-complex="Calibri1" style:font-size-complex="10pt" style:font-weight-complex="normal"/>
    </style:style>
    <style:style style:name="T132" style:family="text">
      <style:text-properties fo:color="#ff0000" style:font-name="Arial1" fo:font-size="10pt" officeooo:rsid="00231cee" fo:background-color="#ffff00" loext:char-shading-value="0" style:font-size-asian="10pt" style:font-size-complex="10pt"/>
    </style:style>
    <style:style style:name="T133" style:family="text">
      <style:text-properties fo:color="#ff0000" style:font-name="Arial1" fo:font-size="10pt" officeooo:rsid="00246888" fo:background-color="#ffff00" loext:char-shading-value="0" style:font-size-asian="10pt" style:font-size-complex="10pt"/>
    </style:style>
    <style:style style:name="T134" style:family="text">
      <style:text-properties officeooo:rsid="00269c26" fo:background-color="#d0d0d0" loext:char-shading-value="0"/>
    </style:style>
    <style:style style:name="T135" style:family="text">
      <style:text-properties officeooo:rsid="002ee2df" fo:background-color="#d0d0d0" loext:char-shading-value="0"/>
    </style:style>
    <style:style style:name="T136" style:family="text">
      <style:text-properties fo:background-color="transparent" loext:char-shading-value="0"/>
    </style:style>
    <style:style style:name="T137" style:family="text">
      <style:text-properties officeooo:rsid="0014fa1c" fo:background-color="transparent" loext:char-shading-value="0"/>
    </style:style>
    <style:style style:name="T138" style:family="text">
      <style:text-properties officeooo:rsid="00231cee" fo:background-color="transparent" loext:char-shading-value="0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231cee" style:font-weight-asian="bold" style:font-weight-complex="bold"/>
    </style:style>
    <style:style style:name="T141" style:family="text">
      <style:text-properties fo:font-weight="bold" officeooo:rsid="002dcc0b" style:font-weight-asian="bold" style:font-weight-complex="bold"/>
    </style:style>
    <style:style style:name="T142" style:family="text">
      <style:text-properties fo:font-weight="bold" officeooo:rsid="000ddb20" style:font-weight-asian="bold" style:font-weight-complex="bold"/>
    </style:style>
    <style:style style:name="T143" style:family="text">
      <style:text-properties fo:font-weight="bold" officeooo:rsid="00212372" style:font-weight-asian="bold" style:font-weight-complex="bold"/>
    </style:style>
    <style:style style:name="T144" style:family="text">
      <style:text-properties fo:font-weight="bold" officeooo:rsid="00578c65" style:font-weight-asian="bold" style:font-weight-complex="bold"/>
    </style:style>
    <style:style style:name="T145" style:family="text">
      <style:text-properties fo:font-weight="bold" officeooo:rsid="00246888" style:font-weight-asian="bold" style:font-weight-complex="bold"/>
    </style:style>
    <style:style style:name="T146" style:family="text">
      <style:text-properties officeooo:rsid="001e1cf1"/>
    </style:style>
    <style:style style:name="T147" style:family="text">
      <style:text-properties officeooo:rsid="001b4dec"/>
    </style:style>
    <style:style style:name="T148" style:family="text">
      <style:text-properties fo:font-size="10pt" fo:language="en" fo:country="US" style:font-size-asian="10pt" style:font-size-complex="10pt"/>
    </style:style>
    <style:style style:name="T149" style:family="text">
      <style:text-properties fo:font-size="10pt" fo:language="en" fo:country="US" officeooo:rsid="005215f9" style:font-size-asian="10pt" style:font-size-complex="10pt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officeooo:rsid="0032cd09" style:font-style-asian="italic" style:font-style-complex="italic"/>
    </style:style>
    <style:style style:name="T152" style:family="text">
      <style:text-properties fo:font-style="italic" officeooo:rsid="00246888" style:font-style-asian="italic" style:font-style-complex="italic"/>
    </style:style>
    <style:style style:name="T153" style:family="text">
      <style:text-properties fo:font-style="italic" officeooo:rsid="00601a93" style:font-style-asian="italic" style:font-style-complex="italic"/>
    </style:style>
    <style:style style:name="T1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5" style:family="text">
      <style:text-properties officeooo:rsid="001b42ad" style:font-weight-asian="bold" style:font-weight-complex="bold"/>
    </style:style>
    <style:style style:name="T156" style:family="text">
      <style:text-properties officeooo:rsid="002dcc0b"/>
    </style:style>
    <style:style style:name="T157" style:family="text">
      <style:text-properties officeooo:rsid="00412608"/>
    </style:style>
    <style:style style:name="T158" style:family="text">
      <style:text-properties officeooo:rsid="004384e6"/>
    </style:style>
    <style:style style:name="T159" style:family="text">
      <style:text-properties officeooo:rsid="005215f9"/>
    </style:style>
    <style:style style:name="T160" style:family="text">
      <style:text-properties fo:language="en" fo:country="US"/>
    </style:style>
    <style:style style:name="T161" style:family="text">
      <style:text-properties officeooo:rsid="003ef454"/>
    </style:style>
    <style:style style:name="T162" style:family="text">
      <style:text-properties officeooo:rsid="005306e9"/>
    </style:style>
    <style:style style:name="T163" style:family="text">
      <style:text-properties officeooo:rsid="0053f18c"/>
    </style:style>
    <style:style style:name="T164" style:family="text">
      <style:text-properties officeooo:rsid="00548e13"/>
    </style:style>
    <style:style style:name="T165" style:family="text">
      <style:text-properties officeooo:rsid="0055d4d4"/>
    </style:style>
    <style:style style:name="T166" style:family="text">
      <style:text-properties officeooo:rsid="0056f68e"/>
    </style:style>
    <style:style style:name="T167" style:family="text">
      <style:text-properties officeooo:rsid="00578c65"/>
    </style:style>
    <style:style style:name="T168" style:family="text">
      <style:text-properties officeooo:rsid="005c8536"/>
    </style:style>
    <style:style style:name="T169" style:family="text">
      <style:text-properties officeooo:rsid="0063f6b7"/>
    </style:style>
    <style:style style:name="T170" style:family="text">
      <style:text-properties officeooo:rsid="0066d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59613449" text:style-name="WWNum3">
        <text:list-header>
          <text:p text:style-name="P126">G<text:span text:style-name="T159">OALS</text:span></text:p>
        </text:list-header>
      </text:list>
      <text:p text:style-name="P18"><text:span text:style-name="T57"><text:tab/></text:span><text:span text:style-name="T58">Information on how Giswater handles rasters, as well as how they can be loaded on both a LINUX <text:tab/>server and a Windows server.</text:span></text:p>
      <text:p text:style-name="P20"/>
      <text:p text:style-name="P4"><text:span text:style-name="T39">DESCRIPT</text:span><text:span text:style-name="T40">IO</text:span><text:span text:style-name="T39">N</text:span></text:p>
      <text:p text:style-name="P64"><text:span text:style-name="T155"><text:tab/></text:span><text:span text:style-name="T12">1 </text:span><text:span text:style-name="T11">- </text:span><text:span text:style-name="T13">SYSTEM TABLES, VARIABLES AND FUNCTIONS</text:span></text:p>
      <text:p text:style-name="P37"/>
      <text:p text:style-name="P38"><text:span text:style-name="T63"><text:tab/>The two tables that act on the system are</text:span>:</text:p>
      <text:p text:style-name="P48"><text:tab/><text:span text:style-name="T64">ext_raster_dem</text:span></text:p>
      <text:p text:style-name="P48"><text:tab/><text:span text:style-name="T64">ext_</text:span><text:span text:style-name="T65">ca</text:span><text:span text:style-name="T64">t_raster</text:span></text:p>
      <text:p text:style-name="P45"><text:tab/></text:p>
      <text:p text:style-name="P46"><text:tab/><text:span text:style-name="T60">They are already created but the ext_raster_dem comes without </text:span><text:span text:style-name="T152">constraints</text:span><text:span text:style-name="T60">. In the case of existing </text:span><text:span text:style-name="T145">utils</text:span><text:span text:style-name="T60"> <text:tab/>schema, they are stored there, but have the different names:</text:span></text:p>
      <text:p text:style-name="P48"><text:tab/><text:span text:style-name="T64">raster_dem</text:span></text:p>
      <text:p text:style-name="P48"><text:tab/><text:span text:style-name="T64">cat_raster</text:span></text:p>
      <text:p text:style-name="P39"><text:tab/></text:p>
      <text:p text:style-name="P39"><text:tab/><text:span text:style-name="T62">The raster_dem table is filled from the outside according to the process explained in step 2.</text:span></text:p>
      <text:p text:style-name="P40"><text:span text:style-name="T161"><text:tab/>In case of being in a utils corporate schema, the catalog table is filled automatically with an </text:span><text:span text:style-name="T151">AFTER</text:span><text:span text:style-name="T66"> <text:tab/></text:span><text:span text:style-name="T153">IN</text:span><text:span text:style-name="T151">SERT</text:span><text:span text:style-name="T62"> trigger in the raster taking:</text:span></text:p>
      <text:p text:style-name="P42"><text:tab/><text:span text:style-name="T159">file name</text:span> (<text:span text:style-name="T60">r</text:span><text:span text:style-name="T69">astercat_id</text:span><text:span text:style-name="T70">)</text:span></text:p>
      <text:p text:style-name="P42"><text:tab/>cur_user</text:p>
      <text:p text:style-name="P42"><text:tab/>tstamp</text:p>
      <text:p text:style-name="P43"/>
      <text:p text:style-name="P84">On the other hand, in order to use this functionality, there are two variables:</text:p>
      <text:p text:style-name="P89"/>
      <text:p text:style-name="P89"><text:span text:style-name="T154">SYSTEM</text:span>: <text:span text:style-name="T168">admin</text:span>_raster_dem (must be <text:span text:style-name="T150">TRUE</text:span>)</text:p>
      <text:p text:style-name="P89"><text:span text:style-name="T154">USER</text:span>: edit_<text:span text:style-name="T168">in</text:span>sert_elevation_from_dem (must be <text:span text:style-name="T150">TRUE</text:span>)</text:p>
      <text:p text:style-name="P90"><text:tab/><text:tab/> <text:s text:c="3"/>edit_<text:span text:style-name="T168">update</text:span>_elevation_from_dem (must be <text:span text:style-name="T150">TRUE</text:span>)</text:p>
      <text:p text:style-name="P89"/>
      <text:p text:style-name="P89">The <text:span text:style-name="T150">node / connec triggers functions</text:span> in both <text:span text:style-name="T150">Insert</text:span> and <text:span text:style-name="T150">Update</text:span> capture automatic dimension value. On the other hand, the <text:span text:style-name="T150">toolbox's</text:span> <text:span text:style-name="T139">gw_fct_update_elevation_from_dem</text:span> function automatically triggers the capture of all dimensions for the selected layer.</text:p>
      <text:p text:style-name="P89"/>
      <text:p text:style-name="P91">2 - LOAD RASTER IN DB</text:p>
      <text:p text:style-name="P89"/>
      <text:p text:style-name="P89">The clear concepts to take into account are:</text:p>
      <text:p text:style-name="P89"/>
      <text:p text:style-name="P92">File name:</text:p>
      <text:p text:style-name="P89">It is recommended that the name should include as much information as possible about the raster since it will give information in the meta table of ext_cat_raster about the type that it is:</text:p>
      <text:p text:style-name="P102">dg_dem_2019_u48 <text:s/>(prov<text:span text:style-name="T162">ide</text:span>r, <text:span text:style-name="T162">ra</text:span>ster <text:span text:style-name="T162">type</text:span>, <text:span text:style-name="T162">data year</text:span>, <text:span text:style-name="T162">map sheet</text:span>)</text:p>
      <text:p text:style-name="P107">In this way, when the raster is inserted, the raster catalog is also filled and it carries detailed information about it.</text:p>
      <text:p text:style-name="P89"/>
      <text:p text:style-name="P92">File typology:</text:p>
      <text:p text:style-name="P107">If all DEM rasters are inserted into the same table, they must all be the same in terms of format so that the table column <text:span text:style-name="T150">constraints</text:span> do<text:span text:style-name="T167">es</text:span> not break.</text:p>
      <text:p text:style-name="P89"/>
      <text:p text:style-name="P109">In this sense, when loading the first raster, the <text:span text:style-name="T150">constraints </text:span>must be created as defined in <text:span text:style-name="T163">the </text:span>point two of this document.</text:p>
      <text:p text:style-name="P89"/>
      <text:p text:style-name="P89"/>
      <text:p text:style-name="P92"><text:soft-page-break/>Raster stored inside or outside of ddbb</text:p>
      <text:p text:style-name="P111"><text:span text:style-name="T17">Since there are two O/</text:span><text:span text:style-name="T18">S</text:span><text:span text:style-name="T17"> environments for the machine where PostgreSQL is hosted, this process is detailed for each of the two environments.</text:span></text:p>
      <text:p text:style-name="P89"/>
      <text:p text:style-name="P107"><text:span text:style-name="T139">Very interesting option </text:span><text:span text:style-name="T144">for</text:span><text:span text:style-name="T139"> not load</text:span><text:span text:style-name="T144">ing </text:span><text:span text:style-name="T139">the database and </text:span><text:span text:style-name="T154">reload</text:span><text:span text:style-name="T139"> files automatically (you just have to change the file)</text:span></text:p>
      <text:p text:style-name="P104"/>
      <text:p text:style-name="P86">WINDOWS ENVIRONMENT</text:p>
      <text:p text:style-name="P104"/>
      <text:p text:style-name="P83">1. Check that there is a raster2pgsql executable in the PostgreSQL <text:span text:style-name="T150">bin</text:span> folder.</text:p>
      <text:p text:style-name="P93"/>
      <text:p text:style-name="P94">2. Open command prompt (cmd), go to the PostgreSQL <text:span text:style-name="T150">bin</text:span> folder (cd C:\Program Files\PostgreSQL\ 11\bin\).</text:p>
      <text:p text:style-name="P93"/>
      <text:p text:style-name="P93">3. Execute the process as in the example, putting the SRID, the path to the file, the size of the <text:span text:style-name="T150">tile</text:span>, the name of the table to which the raster is imported and the connection to the database:</text:p>
      <text:p text:style-name="P104"/>
      <text:p text:style-name="P108"><text:span text:style-name="T115">raster2pgsql.</text:span><text:span text:style-name="T116">exe</text:span><text:span text:style-name="T115"> </text:span><text:span text:style-name="T117">-R </text:span><text:span text:style-name="T115">-s 25831</text:span><text:span text:style-name="T117"> -C -x </text:span><text:span text:style-name="T118">raster.txt</text:span><text:span text:style-name="T115"> -t 1500x1500 </text:span><text:span text:style-name="T117">-a </text:span><text:span text:style-name="T119">utils.raster_dem</text:span><text:span text:style-name="T115"> -F </text:span><text:span text:style-name="T120">-n rastercat_id </text:span><text:span text:style-name="T115"><text:s/>| psql -d giswater -U postgres -p 5432</text:span></text:p>
      <text:p text:style-name="P104"/>
      <text:p text:style-name="P87">LINUX ENVIRONMENT</text:p>
      <text:p text:style-name="P104"/>
      <text:p text:style-name="P83">It will depend on the distribution, but as a general rule it should be such that:</text:p>
      <text:p text:style-name="P93"/>
      <text:p text:style-name="P93">Since PostgreSQL normally installs on<text:span text:style-name="T150"> path</text:span>, the command line can be totally straightforward:</text:p>
      <text:p text:style-name="P103"/>
      <text:p text:style-name="P110"><text:span text:style-name="T109">raster2pgsql -s 25831</text:span><text:span text:style-name="T110"> -C -x </text:span><text:span text:style-name="T108">raster.txt</text:span><text:span text:style-name="T109"> -t 1500x1500 </text:span><text:span text:style-name="T110">-a </text:span><text:span text:style-name="T111">utils.raster_dem</text:span><text:span text:style-name="T109"> -F </text:span><text:span text:style-name="T112">-n rastercat_id </text:span><text:span text:style-name="T109"><text:s/>| psql -d giswater -U postgres -p 5432</text:span></text:p>
      <text:p text:style-name="P103"/>
      <text:p text:style-name="P83">If for whatever reason the environment variables are disabled, <text:span text:style-name="T164">they</text:span> should be enabled:</text:p>
      <text:p text:style-name="P103"/>
      <text:p text:style-name="P83"><text:span text:style-name="T139">OPTION A</text:span>: <text:span text:style-name="T150">environment</text:span> file (with a <text:span text:style-name="T150">service postgresql reload</text:span>)</text:p>
      <text:p text:style-name="P122"><text:span text:style-name="T134">POSTGIS_ENABLE_OUTDB_RASTERS=1<text:line-break/></text:span><text:span text:style-name="T135">POSTGIS_GDAL_ENABLED_DRIVERS=ENABLE_ALL</text:span></text:p>
      <text:p text:style-name="P121"/>
      <text:p text:style-name="P101"><text:span text:style-name="T32">OP</text:span><text:span text:style-name="T33">TIO</text:span><text:span text:style-name="T32">N B</text:span><text:span text:style-name="T14">: through console</text:span><text:span text:style-name="T15"> (much </text:span><text:span text:style-name="T16">easier</text:span><text:span text:style-name="T15">)</text:span></text:p>
      <text:p text:style-name="P119">SET postgis.enable_outdb_rasters TO True;</text:p>
      <text:p text:style-name="P120">SET postgis.enabled_drivers TO enable_all;</text:p>
      <text:p text:style-name="P44"/>
      <text:p text:style-name="P125"><text:span text:style-name="T156"><text:tab/></text:span><text:span text:style-name="T141">USER WARNING</text:span><text:span text:style-name="T156">:</text:span></text:p>
      <text:p text:style-name="P124"><text:tab/>If it is done with a PostgreSQL user, this must have read permissions for the file.</text:p>
      <text:p text:style-name="P123"><text:tab/>If it is done with another user (<text:span text:style-name="T150">root</text:span> type) this must be registered in pg_hba.conf and in SGDB.</text:p>
      <text:p text:style-name="P124"/>
      <text:p text:style-name="P51"><text:tab/>SENTENC<text:span text:style-name="T165">E NOTATIONS</text:span>:</text:p>
      <text:p text:style-name="P68"/>
      <text:p text:style-name="P72"><text:span text:style-name="T52"><text:tab/></text:span><text:span text:style-name="T53">[-R</text:span><text:span text:style-name="T54">]</text:span><text:span text:style-name="T47"> </text:span><text:span text:style-name="T46">-s 25831</text:span><text:span text:style-name="T47"> -C -x </text:span><text:span text:style-name="T48">raster.txt</text:span><text:span text:style-name="T46"> -t 1500x1500 </text:span><text:span text:style-name="T47">-a </text:span><text:span text:style-name="T49">utils.raster_dem</text:span><text:span text:style-name="T46"> -F </text:span><text:span text:style-name="T50">-n rastercat_id </text:span><text:span text:style-name="T46"><text:s/>| psql -d giswater -U </text:span><text:span text:style-name="T51"><text:tab/></text:span><text:span text:style-name="T46">postgres -p 5432</text:span></text:p>
      <text:p text:style-name="P69"/>
      <text:p text:style-name="P50"/>
      <text:p text:style-name="P67"><text:span text:style-name="T121"><text:tab/></text:span><text:span text:style-name="T132">[-R</text:span><text:span text:style-name="T133">]</text:span><text:span text:style-name="T77"> </text:span><text:span text:style-name="T80">(OPTIONAL) </text:span><text:span text:style-name="T78"><text:s/>raster is stored outside the database</text:span><text:span text:style-name="T77">. </text:span><text:span text:style-name="T78">Failing that, it is stored inside</text:span><text:span text:style-name="T77">.</text:span></text:p>
      <text:p text:style-name="P62"/>
      <text:p text:style-name="P88"><text:span text:style-name="T95">WARNING: Problem is that it is not easy to work with. May be system user and postgres user must be the same and with permissions</text:span><text:span text:style-name="T96"> </text:span><text:span text:style-name="T97">to read/write on files</text:span></text:p>
      <text:p text:style-name="P56"><text:soft-page-break/></text:p>
      <text:p text:style-name="P56"/>
      <text:p text:style-name="P67"><text:span text:style-name="T81"><text:tab/>Opti</text:span><text:span text:style-name="T82">onal</text:span><text:span text:style-name="T83"> </text:span><text:span text:style-name="T84">and</text:span><text:span text:style-name="T83"> </text:span><text:span text:style-name="T84">essential depending on the chosen storage strategy</text:span><text:span text:style-name="T83">.</text:span></text:p>
      <text:p text:style-name="P52"/>
      <text:p text:style-name="P66"><text:span text:style-name="T83"><text:tab/></text:span><text:span text:style-name="T85">NOT</text:span><text:span text:style-name="T84">E</text:span><text:span text:style-name="T85">: F</text:span><text:span text:style-name="T84">OR THIS OPTION YOU MUST HAVE THE </text:span><text:span text:style-name="T85">VARIABLES:</text:span></text:p>
      <text:p text:style-name="P53"/>
      <text:p text:style-name="P53"><text:tab/>POSTGIS_ENABLE_OUTDB_RASTERS </text:p>
      <text:p text:style-name="P54"><text:tab/>POSTGIS_GDAL_ENABLED_DRIVERS=ENABLE_ALL </text:p>
      <text:p text:style-name="P74"/>
      <text:p text:style-name="P65"><text:span text:style-name="T124"><text:tab/></text:span><text:span text:style-name="T122">[</text:span><text:span text:style-name="T123">-s </text:span><text:span text:style-name="T122">25831]</text:span><text:span text:style-name="T77"> SRID, </text:span><text:span text:style-name="T82">mandatory</text:span></text:p>
      <text:p text:style-name="P55"/>
      <text:p text:style-name="P57"><text:span text:style-name="T114"><text:tab/></text:span><text:span text:style-name="T105">[</text:span><text:span text:style-name="T104">-C</text:span><text:span text:style-name="T105">]</text:span><text:span text:style-name="T66"> </text:span><text:span text:style-name="T150">add constraints </text:span></text:p>
      <text:p text:style-name="P63"/>
      <text:p text:style-name="P65"><text:span text:style-name="T79"><text:s text:c="5"/><text:tab/></text:span><text:span text:style-name="T82">Required only on loading the first raster</text:span><text:span text:style-name="T81">.</text:span><text:span text:style-name="T77"> T</text:span><text:span text:style-name="T78">he</text:span><text:span text:style-name="T77"> </text:span><text:span text:style-name="T86">con</text:span><text:span text:style-name="T87">s</text:span><text:span text:style-name="T86">traints</text:span><text:span text:style-name="T77"> a</text:span><text:span text:style-name="T78">re</text:span><text:span text:style-name="T77">:</text:span></text:p>
      <text:p text:style-name="P115"><text:span text:style-name="T165">raster height </text:span>(<text:span text:style-name="T157">number of rows in table</text:span>), enforce_height_rast</text:p>
      <text:p text:style-name="P112"><text:span text:style-name="T165">raster width </text:span>(<text:span text:style-name="T165">number of columns in the raster</text:span>): enforce_width_rast</text:p>
      <text:p text:style-name="P114"><text:span text:style-name="T88">valu</text:span><text:span text:style-name="T89">e for no data</text:span><text:span text:style-name="T88">: enforce_nodata_values_rast</text:span></text:p>
      <text:p text:style-name="P112"><text:span text:style-name="T165">number of bands</text:span> (<text:span text:style-name="T165">for</text:span> dem 1) enforce_num_bands_rast</text:p>
      <text:p text:style-name="P113">pixel <text:span text:style-name="T166">type</text:span> (1bit, 2bit, 4bit….) enforce_pixel_types_rast </text:p>
      <text:p text:style-name="P113"><text:span text:style-name="T166">set the scale for </text:span>x: enforce_scalex_rast</text:p>
      <text:p text:style-name="P114"><text:span text:style-name="T88">s</text:span><text:span text:style-name="T90">et the scale for</text:span><text:span text:style-name="T88"> y: enforce_scaley_rast</text:span></text:p>
      <text:p text:style-name="P113"><text:span text:style-name="T166">set</text:span> SRID: <text:span text:style-name="T146">e</text:span>nforce_srid_rast</text:p>
      <text:p text:style-name="P114"><text:span text:style-name="T88">out_db (</text:span><text:span text:style-name="T90">inf</text:span><text:span text:style-name="T88">o mai</text:span><text:span text:style-name="T90">ntenance</text:span><text:span text:style-name="T88"> o</text:span><text:span text:style-name="T90">ut</text:span><text:span text:style-name="T93">side </text:span><text:span text:style-name="T90">database</text:span><text:span text:style-name="T88">)</text:span></text:p>
      <text:p text:style-name="P113">extensi<text:span text:style-name="T166">o</text:span>n (enforce_max_extent_rast)</text:p>
      <text:p text:style-name="P75"/>
      <text:p text:style-name="P41"><text:span text:style-name="T113"><text:tab/></text:span><text:span text:style-name="T105">[</text:span><text:span text:style-name="T106">-x</text:span><text:span text:style-name="T105">]</text:span><text:span text:style-name="T71"> </text:span><text:span text:style-name="T100">exclude</text:span><text:span text:style-name="T101">s</text:span><text:span text:style-name="T100"> the </text:span><text:span text:style-name="T75">constraint</text:span><text:span text:style-name="T100"> from the spatial dimension. </text:span><text:span text:style-name="T98">Mandatory to use if the p</text:span><text:span text:style-name="T99">urpose</text:span><text:span text:style-name="T98"> is to put <text:tab/>more than one raster in the same table (which will be usual)</text:span></text:p>
      <text:p text:style-name="P95"><text:tab/>extensi<text:span text:style-name="T166">o</text:span>n (enforce_max_extent_rast)</text:p>
      <text:p text:style-name="P96"/>
      <text:p text:style-name="P70"><text:span text:style-name="T137"><text:tab/></text:span><text:span text:style-name="T61">[</text:span><text:span text:style-name="T44">raster.txt</text:span><text:span text:style-name="T61">] </text:span></text:p>
      <text:p text:style-name="P106">File name </text:p>
      <text:p text:style-name="P105"><text:span text:style-name="T56">Without spacing, but with metadata</text:span><text:span text:style-name="T55">.</text:span></text:p>
      <text:p text:style-name="P58"/>
      <text:p text:style-name="P70"><text:span text:style-name="T138"><text:tab/></text:span><text:span text:style-name="T66">[</text:span>-t 1500x1500<text:span text:style-name="T66">]</text:span></text:p>
      <text:p text:style-name="P82"><text:tab/><text:span text:style-name="T166">Ddbb cell size</text:span>. </text:p>
      <text:p text:style-name="P100"><text:span text:style-name="T24">H</text:span><text:span text:style-name="T25">as limits</text:span><text:span text:style-name="T24"> - 5000x5000 - </text:span><text:span text:style-name="T36">Error out of memory. Failed on request of size</text:span><text:span text:style-name="T24">. </text:span><text:bookmark text:name="tw-target-text"/><text:span text:style-name="T59">Recommended size should not exceed 2000x2000 per row.</text:span></text:p>
      <text:p text:style-name="P99"/>
      <text:p text:style-name="P85"><text:span text:style-name="T73">A new table will be created in the database (</text:span><text:span text:style-name="T76">updates </text:span><text:span text:style-name="T73">are not allowed) with the defined structure. The process divides the raster into parts (based on the defined size), each </text:span><text:span text:style-name="T76">row </text:span><text:span text:style-name="T73">in the table is a part of the raster.</text:span></text:p>
      <text:p text:style-name="P97"/>
      <text:p text:style-name="P98">The key point is that the size of the input 1500x1500 is a divisor of the raster size. Ideal divisor 1 to 1 but if the raster exceeds 2000x2000 it should be divided (always with dividers...). Examples:<text:line-break/></text:p>
      <text:p text:style-name="P118"><text:span text:style-name="T91">f</text:span><text:span text:style-name="T90">or </text:span><text:span text:style-name="T91">r</text:span><text:span text:style-name="T90">a</text:span><text:span text:style-name="T91">ster </text:span><text:span text:style-name="T90">of</text:span><text:span text:style-name="T91"> 1000x1000 → t 100</text:span><text:span text:style-name="T92">1</text:span><text:span text:style-name="T91">x100</text:span><text:span text:style-name="T92">1</text:span><text:span text:style-name="T91"> (w</text:span><text:span text:style-name="T90">ill be</text:span><text:span text:style-name="T91"> </text:span><text:span text:style-name="T90">in </text:span><text:span text:style-name="T91">1 ro</text:span><text:span text:style-name="T94">w</text:span><text:span text:style-name="T91">s)</text:span></text:p>
      <text:p text:style-name="P117">f<text:span text:style-name="T166">or </text:span>r<text:span text:style-name="T166">a</text:span>ster <text:span text:style-name="T166">of</text:span> 1000x1000 → t 100<text:span text:style-name="T147">0</text:span>x100<text:span text:style-name="T147">0</text:span> (w<text:span text:style-name="T166">ill be</text:span> <text:span text:style-name="T166">in</text:span> <text:span text:style-name="T147">4</text:span> rows)</text:p>
      <text:p text:style-name="P116">f<text:span text:style-name="T166">or </text:span>r<text:span text:style-name="T166">a</text:span>ster <text:span text:style-name="T166">of</text:span> 2000x2000 → t 200<text:span text:style-name="T147">1</text:span>x200<text:span text:style-name="T147">1</text:span> (w<text:span text:style-name="T166">ill be</text:span> <text:span text:style-name="T166">in</text:span> <text:span text:style-name="T147">1</text:span> rows)</text:p>
      <text:p text:style-name="P116">f<text:span text:style-name="T166">or </text:span>r<text:span text:style-name="T166">a</text:span>ster <text:span text:style-name="T166">of</text:span> 2200x2200 → t 1100x1100 (w<text:span text:style-name="T166">ill be</text:span> <text:span text:style-name="T166">in</text:span> <text:span text:style-name="T147">4</text:span> rows)</text:p>
      <text:p text:style-name="P116">f<text:span text:style-name="T166">or </text:span>r<text:span text:style-name="T166">a</text:span>ster <text:span text:style-name="T166">of</text:span> 5555x5555 → t 1111x1111 (w<text:span text:style-name="T166">ill be</text:span> <text:span text:style-name="T166">in</text:span> 16 rows) </text:p>
      <text:p text:style-name="P59"/>
      <text:p text:style-name="P60"><text:span text:style-name="T114"><text:tab/></text:span><text:span text:style-name="T105">[</text:span><text:span text:style-name="T104">-a </text:span><text:span text:style-name="T107">utils</text:span><text:span text:style-name="T108">.</text:span><text:span text:style-name="T107">raster</text:span><text:span text:style-name="T108">_</text:span><text:span text:style-name="T107">dem</text:span><text:span text:style-name="T105">]</text:span> <text:span text:style-name="T102">adds raster to the table, </text:span><text:span text:style-name="T142">mandatory</text:span><text:span text:style-name="T102"> since otherwise it would create a new one with <text:tab/>the conflict that this means.</text:span></text:p>
      <text:p text:style-name="P73"><text:soft-page-break/></text:p>
      <text:p text:style-name="P61"><text:span text:style-name="T114"><text:tab/></text:span><text:span text:style-name="T105">[</text:span><text:span text:style-name="T104">-F</text:span><text:span text:style-name="T105">]</text:span><text:span text:style-name="T103"> </text:span><text:span text:style-name="T43">add</text:span><text:span text:style-name="T45">s</text:span><text:span text:style-name="T43"> file name, </text:span><text:span text:style-name="T143">mandatory</text:span><text:span text:style-name="T43"> and important to know file name.</text:span></text:p>
      <text:p text:style-name="P61"/>
      <text:p text:style-name="P61"><text:span text:style-name="T114"><text:tab/></text:span><text:span text:style-name="T105">[-n rastercat_id]</text:span><text:span text:style-name="T66"> for the name of the column where to insert the file name. </text:span><text:span text:style-name="T140">Mandatory</text:span></text:p>
      <text:p text:style-name="P55"/>
      <text:p text:style-name="P55"/>
      <text:p text:style-name="P71"><text:span text:style-name="T136"><text:tab/></text:span><text:span text:style-name="T67">[</text:span><text:span text:style-name="T68">| </text:span><text:span text:style-name="T66">-</text:span>d giswater -U postgres -p 5432<text:span text:style-name="T66">]</text:span></text:p>
      <text:p text:style-name="P47"><text:span text:style-name="T69"><text:tab/></text:span><text:span text:style-name="T72">Connection parameters: if done with a PostgreSQL user, it is direct. If it is done with another user, it will <text:tab/>ask for the password </text:span><text:span text:style-name="T74">which</text:span><text:span text:style-name="T72"> can also obviously be </text:span><text:span text:style-name="T74">done</text:span><text:span text:style-name="T72">...</text:span></text:p>
      <text:p text:style-name="P9"/>
      <text:p text:style-name="P11">FOR MASSIVE LOADING PROCESSES</text:p>
      <text:p text:style-name="P10"/>
      <text:p text:style-name="P5"><text:span text:style-name="T34">NOT</text:span><text:span text:style-name="T35">E</text:span><text:span text:style-name="T34">S</text:span></text:p>
      <text:p text:style-name="P81"><text:span text:style-name="T26">- W</text:span><text:span text:style-name="T27">atch out for the c</text:span><text:span text:style-name="T26">onstraints</text:span></text:p>
      <text:p text:style-name="P80"><text:span text:style-name="T28"><text:tab/></text:span><text:span text:style-name="T26">H</text:span><text:span text:style-name="T27">INT: LOAD THE CONSTRAINT THEME FIRST AND THEN THE OTHERS </text:span></text:p>
      <text:p text:style-name="P5"><text:span text:style-name="T34">O/</text:span><text:span text:style-name="T35">S</text:span></text:p>
      <text:p text:style-name="P10"/>
      <text:p text:style-name="P12">WINDOWS</text:p>
      <text:p text:style-name="P35">for /r %%i in (*) do "%PG_PATH%/raster2pgsql.exe" -R -s 25830 -x %%i -t 1500x1500 -a utils.raster_dem -F -n rastercat_id | "%PG_PATH%/psql" -h 192.168.99.124 -d gis -U bgeoadmin</text:p>
      <text:p text:style-name="P14"/>
      <text:p text:style-name="P5"><text:span text:style-name="T28">(A</text:span><text:span text:style-name="T27">ttach a</text:span><text:span text:style-name="T28"> bat </text:span><text:span text:style-name="T27">file</text:span><text:span text:style-name="T28">)</text:span></text:p>
      <text:p text:style-name="P10"/>
      <text:p text:style-name="P12">LINUX</text:p>
      <text:p text:style-name="P10"/>
      <text:p text:style-name="P5"><text:span text:style-name="T28">H</text:span><text:span text:style-name="T27">int</text:span><text:span text:style-name="T28">:</text:span></text:p>
      <text:p text:style-name="P13">The user ($userSystem) must be the same as the one that is connected to the machine, otherwise the password issue is necessary and it becomes complicated (peer method, modify pg_hba...)</text:p>
      <text:p text:style-name="P13"/>
      <text:p text:style-name="P2"><text:span text:style-name="T31">W</text:span><text:span text:style-name="T29">atch out</text:span><text:span text:style-name="T30"> with the</text:span><text:span text:style-name="T31"> path (</text:span><text:span text:style-name="T30">files</text:span><text:span text:style-name="T31"> &amp; raster2pgsql)</text:span></text:p>
      <text:p text:style-name="P13"/>
      <text:p text:style-name="P13">Sentence</text:p>
      <text:p text:style-name="P13">TEST:</text:p>
      <text:p text:style-name="P17"><text:span text:style-name="T104">for f in *.txt; do echo “Test $f</text:span><text:span text:style-name="T109">”; </text:span><text:span text:style-name="T104">done</text:span></text:p>
      <text:p text:style-name="P17"/>
      <text:p text:style-name="P5"><text:span text:style-name="T28">EX</text:span><text:span text:style-name="T27">ECUT</text:span><text:span text:style-name="T28">ION:</text:span></text:p>
      <text:p text:style-name="P19"><text:span text:style-name="T125">for f in *.txt; do /</text:span><text:span text:style-name="T126">raster2pgsql </text:span><text:span text:style-name="T127">-R </text:span><text:span text:style-name="T126">-s 25831</text:span><text:span text:style-name="T127"> -C -x </text:span><text:span text:style-name="T128">$</text:span><text:span text:style-name="T125">f</text:span><text:span text:style-name="T126"> -t 1500x1500 </text:span><text:span text:style-name="T127">-a </text:span><text:span text:style-name="T129">utils.raster_dem</text:span><text:span text:style-name="T126"> -F </text:span><text:span text:style-name="T130">-n rastercat_id </text:span><text:span text:style-name="T126"><text:s/>| psql -d giswater -U </text:span><text:span text:style-name="T125">$use</text:span><text:span text:style-name="T131">r</text:span><text:span text:style-name="T125">Sy</text:span><text:span text:style-name="T131">stem</text:span><text:span text:style-name="T126"> -p 5432</text:span></text:p>
      <text:p text:style-name="P16"/>
      <text:p text:style-name="P16"/>
      <text:p text:style-name="P16"/>
      <text:p text:style-name="P8">REFERENCES </text:p>
      <text:p text:style-name="P15"><text:span text:style-name="T160"><text:tab/></text:span><text:span text:style-name="T148">Documenta</text:span><text:span text:style-name="T149">tio</text:span><text:span text:style-name="T148">n: </text:span><text:a xlink:type="simple" xlink:href="https://postgis.net/docs/using_raster_dataman.html" text:style-name="Internet_20_link" text:visited-style-name="Visited_20_Internet_20_Link">https://postgis.net/docs/using_raster_dataman.html</text:a>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41">REVIE</text:span><text:span text:style-name="T42">W</text:span><text:span text:style-name="T41">S</text:span>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33"><text:span text:style-name="T37">Ac</text:span><text:span text:style-name="T38">tion</text:span></text:p>
          </table:table-cell>
          <table:table-cell table:style-name="Taula2.A1" office:value-type="string">
            <text:p text:style-name="P33"><text:span text:style-name="T37">Us</text:span><text:span text:style-name="T38">er</text:span></text:p>
          </table:table-cell>
          <table:table-cell table:style-name="Taula2.A1" office:value-type="string">
            <text:p text:style-name="P21">Date</text:p>
          </table:table-cell>
        </table:table-row>
        <table:table-row table:style-name="Taula2.2">
          <table:table-cell table:style-name="Taula2.A2" office:value-type="string">
            <text:p text:style-name="P28">Cre<text:span text:style-name="T159">ated</text:span></text:p>
          </table:table-cell>
          <table:table-cell table:style-name="Taula2.A2" office:value-type="string">
            <text:p text:style-name="P27">Barbara <text:span text:style-name="T159">Rzepka</text:span></text:p>
          </table:table-cell>
          <table:table-cell table:style-name="Taula2.A2" office:value-type="string">
            <text:p text:style-name="P33"><text:span text:style-name="T20">2</text:span><text:span text:style-name="T22">1</text:span><text:span text:style-name="T19">/</text:span><text:span text:style-name="T20">1</text:span><text:span text:style-name="T22">1</text:span><text:span text:style-name="T19">/20</text:span><text:span text:style-name="T20">1</text:span><text:span text:style-name="T22">9</text:span></text:p>
          </table:table-cell>
        </table:table-row>
        <table:table-row table:style-name="Taula2.2">
          <table:table-cell table:style-name="Taula2.A2" office:value-type="string">
            <text:p text:style-name="P34"><text:span text:style-name="T21">Modifie</text:span><text:span text:style-name="T23">d</text:span></text:p>
          </table:table-cell>
          <table:table-cell table:style-name="Taula2.A2" office:value-type="string">
            <text:p text:style-name="P26">X<text:span text:style-name="T158">avier Torret</text:span></text:p>
          </table:table-cell>
          <table:table-cell table:style-name="Taula2.A2" office:value-type="string">
            <text:p text:style-name="P33"><text:span text:style-name="T20">1</text:span><text:span text:style-name="T21">6</text:span><text:span text:style-name="T19">/</text:span><text:span text:style-name="T21">04</text:span><text:span text:style-name="T19">/20</text:span><text:span text:style-name="T21">20</text:span></text:p>
          </table:table-cell>
        </table:table-row>
        <table:table-row table:style-name="Taula2.4">
          <table:table-cell table:style-name="Taula2.A4" office:value-type="string">
            <text:p text:style-name="P29">Modified</text:p>
          </table:table-cell>
          <table:table-cell table:style-name="Taula2.A4" office:value-type="string">
            <text:p text:style-name="P23">Xavi<text:span text:style-name="T159">er</text:span> <text:span text:style-name="T158">Torret</text:span></text:p>
          </table:table-cell>
          <table:table-cell table:style-name="Taula2.A4" office:value-type="string">
            <text:p text:style-name="P22">29/07/2020</text:p>
          </table:table-cell>
        </table:table-row>
        <table:table-row table:style-name="Taula2.5">
          <table:table-cell table:style-name="Taula2.A4" office:value-type="string">
            <text:p text:style-name="P30">Modified</text:p>
          </table:table-cell>
          <table:table-cell table:style-name="Taula2.A4" office:value-type="string">
            <text:p text:style-name="P24">Xavi<text:span text:style-name="T159">er</text:span> <text:span text:style-name="T158">Torret</text:span></text:p>
          </table:table-cell>
          <table:table-cell table:style-name="Taula2.A4" office:value-type="string">
            <text:p text:style-name="P30">12/03/2021</text:p>
          </table:table-cell>
        </table:table-row>
        <table:table-row table:style-name="Taula2.5">
          <table:table-cell table:style-name="Taula2.A4" office:value-type="string">
            <text:p text:style-name="P32">Modified</text:p>
          </table:table-cell>
          <table:table-cell table:style-name="Taula2.A4" office:value-type="string">
            <text:p text:style-name="P25">Xavi<text:span text:style-name="T159">er</text:span> <text:span text:style-name="T158">Torret</text:span></text:p>
          </table:table-cell>
          <table:table-cell table:style-name="Taula2.A4" office:value-type="string">
            <text:p text:style-name="P31"><text:span text:style-name="T169">28</text:span>/0<text:span text:style-name="T169">6</text:span>/2021</text:p>
          </table:table-cell>
        </table:table-row>
        <table:table-row table:style-name="Taula2.5">
          <table:table-cell table:style-name="Taula2.A4" office:value-type="string">
            <text:p text:style-name="P32">Modified</text:p>
          </table:table-cell>
          <table:table-cell table:style-name="Taula2.A4" office:value-type="string">
            <text:p text:style-name="P25">Xavi<text:span text:style-name="T159">er</text:span> <text:span text:style-name="T158">Torret</text:span></text:p>
          </table:table-cell>
          <table:table-cell table:style-name="Taula2.A4" office:value-type="string">
            <text:p text:style-name="P31"><text:span text:style-name="T170">01</text:span>/<text:span text:style-name="T170">12</text:span>/2021</text:p>
          </table:table-cell>
        </table:table-row>
        <table:table-row table:style-name="Taula2.5">
          <table:table-cell table:style-name="Taula2.A4" office:value-type="string">
            <text:p text:style-name="P32"/>
          </table:table-cell>
          <table:table-cell table:style-name="Taula2.A4" office:value-type="string">
            <text:p text:style-name="P25"/>
          </table:table-cell>
          <table:table-cell table:style-name="Taula2.A4" office:value-type="string">
            <text:p text:style-name="P31"/>
          </table:table-cell>
        </table:table-row>
      </table:table>
      <text:p text:style-name="P6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size="13pt" fo:language="en" fo:country="US" fo:font-style="italic" fo:text-shadow="none" style:text-underline-style="none" fo:font-weight="normal" officeooo:rsid="003edbf2" officeooo:paragraph-rsid="003edbf2" style:font-size-asian="13pt" style:font-style-asian="italic" style:font-weight-asian="normal" style:font-size-complex="13pt" style:font-style-complex="italic" style:font-weight-complex="normal" style:text-emphasize="none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text-align="end" style:justify-single-word="false"/>
      <style:text-properties officeooo:paragraph-rsid="002b38ef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5215f9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5" style:family="text">
      <style:text-properties style:font-name="Arial1" fo:font-size="24pt" officeooo:rsid="00652705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53354" style:font-size-asian="24pt" style:font-size-complex="24pt"/>
    </style:style>
    <style:style style:name="MT8" style:family="text">
      <style:text-properties style:font-name="Arial1" fo:font-size="24pt" officeooo:rsid="0047e66d" style:font-size-asian="24pt" style:font-size-complex="24pt"/>
    </style:style>
    <style:style style:name="MT9" style:family="text">
      <style:text-properties style:font-name="Arial1" fo:font-size="8pt" officeooo:rsid="002b38ef" style:font-size-asian="8pt" style:font-size-complex="8pt"/>
    </style:style>
    <style:style style:name="MT10" style:family="text">
      <style:text-properties style:font-name="Arial1" fo:font-size="8pt" officeooo:rsid="005215f9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3FB728F082D5447B.png" xlink:type="simple" xlink:show="embed" xlink:actuate="onLoad" loext:mime-type="image/png"/></draw:frame><text:span text:style-name="MT1">P</text:span><text:span text:style-name="MT2">ROTOCO</text:span><text:span text:style-name="MT3">L </text:span><text:span text:style-name="MT4">DOCUMENT </text:span></text:p>
            </table:table-cell>
            <table:table-cell table:style-name="Taula1.B1" table:number-rows-spanned="2" office:value-type="string">
              <text:p text:style-name="MP2"><text:span text:style-name="MT5">P</text:span><text:span text:style-name="MT6">-</text:span><text:span text:style-name="MT7">2</text:span><text:span text:style-name="MT8">7</text:span></text:p>
            </table:table-cell>
          </table:table-row>
          <table:table-row table:style-name="Taula1.2">
            <table:table-cell table:style-name="Taula1.A2" office:value-type="string">
              <text:list xml:id="list2583148112" text:style-name="ML1">
                <text:list-header>
                  <text:p text:style-name="MP3">Manage Raster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7"><text:span text:style-name="MT9">P</text:span><text:span text:style-name="MT10">age</text:span><text:span text:style-name="MT9"> </text:span><text:span text:style-name="MT9"><text:page-number text:select-page="current">4</text:page-number></text:span><text:span text:style-name="MT9">/</text:span><text:span text:style-name="MT9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1-12-01T18:38:44.835000000</dc:date>
    <meta:editing-duration>PT2H51M53S</meta:editing-duration>
    <meta:editing-cycles>45</meta:editing-cycles>
    <meta:generator>LibreOffice/6.3.4.2$Windows_X86_64 LibreOffice_project/60da17e045e08f1793c57c00ba83cdfce946d0aa</meta:generator>
    <meta:document-statistic meta:table-count="2" meta:image-count="1" meta:object-count="0" meta:page-count="5" meta:paragraph-count="138" meta:word-count="1194" meta:character-count="7476" meta:non-whitespace-character-count="6343"/>
  </office:meta>
</office:document-meta>
</file>